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9.604cm" table:align="left"/>
    </style:style>
    <style:style style:name="Table1.A" style:family="table-column">
      <style:table-column-properties style:column-width="0.64cm"/>
    </style:style>
    <style:style style:name="Table1.B" style:family="table-column">
      <style:table-column-properties style:column-width="9.44cm"/>
    </style:style>
    <style:style style:name="Table1.C" style:family="table-column">
      <style:table-column-properties style:column-width="9.523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9.604cm" table:align="left"/>
    </style:style>
    <style:style style:name="Table2.A" style:family="table-column">
      <style:table-column-properties style:column-width="0.64cm"/>
    </style:style>
    <style:style style:name="Table2.B" style:family="table-column">
      <style:table-column-properties style:column-width="9.44cm"/>
    </style:style>
    <style:style style:name="Table2.C" style:family="table-column">
      <style:table-column-properties style:column-width="9.523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9.604cm" table:align="left"/>
    </style:style>
    <style:style style:name="Table3.A" style:family="table-column">
      <style:table-column-properties style:column-width="0.64cm"/>
    </style:style>
    <style:style style:name="Table3.B" style:family="table-column">
      <style:table-column-properties style:column-width="9.465cm"/>
    </style:style>
    <style:style style:name="Table3.C" style:family="table-column">
      <style:table-column-properties style:column-width="9.499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9.604cm" table:align="left"/>
    </style:style>
    <style:style style:name="Table4.A" style:family="table-column">
      <style:table-column-properties style:column-width="0.639cm"/>
    </style:style>
    <style:style style:name="Table4.B" style:family="table-column">
      <style:table-column-properties style:column-width="9.442cm"/>
    </style:style>
    <style:style style:name="Table4.C" style:family="table-column">
      <style:table-column-properties style:column-width="9.523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9.604cm" table:align="left"/>
    </style:style>
    <style:style style:name="Table5.A" style:family="table-column">
      <style:table-column-properties style:column-width="0.642cm"/>
    </style:style>
    <style:style style:name="Table5.B" style:family="table-column">
      <style:table-column-properties style:column-width="9.469cm"/>
    </style:style>
    <style:style style:name="Table5.C" style:family="table-column">
      <style:table-column-properties style:column-width="9.493cm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9.604cm" table:align="left"/>
    </style:style>
    <style:style style:name="Table6.A" style:family="table-column">
      <style:table-column-properties style:column-width="0.64cm"/>
    </style:style>
    <style:style style:name="Table6.B" style:family="table-column">
      <style:table-column-properties style:column-width="9.44cm"/>
    </style:style>
    <style:style style:name="Table6.C" style:family="table-column">
      <style:table-column-properties style:column-width="9.523cm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9.604cm" table:align="left"/>
    </style:style>
    <style:style style:name="Table7.A" style:family="table-column">
      <style:table-column-properties style:column-width="0.64cm"/>
    </style:style>
    <style:style style:name="Table7.B" style:family="table-column">
      <style:table-column-properties style:column-width="9.458cm"/>
    </style:style>
    <style:style style:name="Table7.C" style:family="table-column">
      <style:table-column-properties style:column-width="9.506cm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9.604cm" table:align="left"/>
    </style:style>
    <style:style style:name="Table8.A" style:family="table-column">
      <style:table-column-properties style:column-width="0.64cm"/>
    </style:style>
    <style:style style:name="Table8.B" style:family="table-column">
      <style:table-column-properties style:column-width="9.456cm"/>
    </style:style>
    <style:style style:name="Table8.C" style:family="table-column">
      <style:table-column-properties style:column-width="9.507cm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9.604cm" table:align="left"/>
    </style:style>
    <style:style style:name="Table9.A" style:family="table-column">
      <style:table-column-properties style:column-width="0.646cm"/>
    </style:style>
    <style:style style:name="Table9.B" style:family="table-column">
      <style:table-column-properties style:column-width="9.491cm"/>
    </style:style>
    <style:style style:name="Table9.C" style:family="table-column">
      <style:table-column-properties style:column-width="9.467cm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9.604cm" table:align="left"/>
    </style:style>
    <style:style style:name="Table10.A" style:family="table-column">
      <style:table-column-properties style:column-width="0.64cm"/>
    </style:style>
    <style:style style:name="Table10.B" style:family="table-column">
      <style:table-column-properties style:column-width="9.477cm"/>
    </style:style>
    <style:style style:name="Table10.C" style:family="table-column">
      <style:table-column-properties style:column-width="9.486cm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9.604cm" table:align="left"/>
    </style:style>
    <style:style style:name="Table11.A" style:family="table-column">
      <style:table-column-properties style:column-width="0.642cm"/>
    </style:style>
    <style:style style:name="Table11.B" style:family="table-column">
      <style:table-column-properties style:column-width="9.462cm"/>
    </style:style>
    <style:style style:name="Table11.C" style:family="table-column">
      <style:table-column-properties style:column-width="9.5cm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9.604cm" table:align="left"/>
    </style:style>
    <style:style style:name="Table12.A" style:family="table-column">
      <style:table-column-properties style:column-width="0.64cm"/>
    </style:style>
    <style:style style:name="Table12.B" style:family="table-column">
      <style:table-column-properties style:column-width="9.483cm"/>
    </style:style>
    <style:style style:name="Table12.C" style:family="table-column">
      <style:table-column-properties style:column-width="9.481cm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9.604cm" table:align="left"/>
    </style:style>
    <style:style style:name="Table13.A" style:family="table-column">
      <style:table-column-properties style:column-width="0.647cm"/>
    </style:style>
    <style:style style:name="Table13.B" style:family="table-column">
      <style:table-column-properties style:column-width="9.439cm"/>
    </style:style>
    <style:style style:name="Table13.C" style:family="table-column">
      <style:table-column-properties style:column-width="9.518cm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9.604cm" table:align="left"/>
    </style:style>
    <style:style style:name="Table14.A" style:family="table-column">
      <style:table-column-properties style:column-width="0.647cm"/>
    </style:style>
    <style:style style:name="Table14.B" style:family="table-column">
      <style:table-column-properties style:column-width="9.428cm"/>
    </style:style>
    <style:style style:name="Table14.C" style:family="table-column">
      <style:table-column-properties style:column-width="9.529cm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9.604cm" table:align="left"/>
    </style:style>
    <style:style style:name="Table15.A" style:family="table-column">
      <style:table-column-properties style:column-width="0.646cm"/>
    </style:style>
    <style:style style:name="Table15.B" style:family="table-column">
      <style:table-column-properties style:column-width="9.382cm"/>
    </style:style>
    <style:style style:name="Table15.C" style:family="table-column">
      <style:table-column-properties style:column-width="9.576cm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9.604cm" table:align="left"/>
    </style:style>
    <style:style style:name="Table16.A" style:family="table-column">
      <style:table-column-properties style:column-width="0.64cm"/>
    </style:style>
    <style:style style:name="Table16.B" style:family="table-column">
      <style:table-column-properties style:column-width="9.437cm"/>
    </style:style>
    <style:style style:name="Table16.C" style:family="table-column">
      <style:table-column-properties style:column-width="9.527cm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9.604cm" table:align="left"/>
    </style:style>
    <style:style style:name="Table17.A" style:family="table-column">
      <style:table-column-properties style:column-width="0.653cm"/>
    </style:style>
    <style:style style:name="Table17.B" style:family="table-column">
      <style:table-column-properties style:column-width="9.53cm"/>
    </style:style>
    <style:style style:name="Table17.C" style:family="table-column">
      <style:table-column-properties style:column-width="9.421cm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9.604cm" table:align="left"/>
    </style:style>
    <style:style style:name="Table18.A" style:family="table-column">
      <style:table-column-properties style:column-width="0.646cm"/>
    </style:style>
    <style:style style:name="Table18.B" style:family="table-column">
      <style:table-column-properties style:column-width="9.44cm"/>
    </style:style>
    <style:style style:name="Table18.C" style:family="table-column">
      <style:table-column-properties style:column-width="9.518cm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9.604cm" table:align="left"/>
    </style:style>
    <style:style style:name="Table19.A" style:family="table-column">
      <style:table-column-properties style:column-width="0.637cm"/>
    </style:style>
    <style:style style:name="Table19.B" style:family="table-column">
      <style:table-column-properties style:column-width="9.462cm"/>
    </style:style>
    <style:style style:name="Table19.C" style:family="table-column">
      <style:table-column-properties style:column-width="9.506cm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9.604cm" table:align="left"/>
    </style:style>
    <style:style style:name="Table20.A" style:family="table-column">
      <style:table-column-properties style:column-width="0.646cm"/>
    </style:style>
    <style:style style:name="Table20.B" style:family="table-column">
      <style:table-column-properties style:column-width="9.456cm"/>
    </style:style>
    <style:style style:name="Table20.C" style:family="table-column">
      <style:table-column-properties style:column-width="9.502cm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9.604cm" table:align="left"/>
    </style:style>
    <style:style style:name="Table21.A" style:family="table-column">
      <style:table-column-properties style:column-width="0.653cm"/>
    </style:style>
    <style:style style:name="Table21.B" style:family="table-column">
      <style:table-column-properties style:column-width="9.52cm"/>
    </style:style>
    <style:style style:name="Table21.C" style:family="table-column">
      <style:table-column-properties style:column-width="9.432cm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9.604cm" table:align="left"/>
    </style:style>
    <style:style style:name="Table22.A" style:family="table-column">
      <style:table-column-properties style:column-width="0.644cm"/>
    </style:style>
    <style:style style:name="Table22.B" style:family="table-column">
      <style:table-column-properties style:column-width="9.424cm"/>
    </style:style>
    <style:style style:name="Table22.C" style:family="table-column">
      <style:table-column-properties style:column-width="9.536cm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9.604cm" table:align="left"/>
    </style:style>
    <style:style style:name="Table23.A" style:family="table-column">
      <style:table-column-properties style:column-width="0.644cm"/>
    </style:style>
    <style:style style:name="Table23.B" style:family="table-column">
      <style:table-column-properties style:column-width="9.412cm"/>
    </style:style>
    <style:style style:name="Table23.C" style:family="table-column">
      <style:table-column-properties style:column-width="9.548cm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9.604cm" table:align="left"/>
    </style:style>
    <style:style style:name="Table24.A" style:family="table-column">
      <style:table-column-properties style:column-width="0.644cm"/>
    </style:style>
    <style:style style:name="Table24.B" style:family="table-column">
      <style:table-column-properties style:column-width="9.467cm"/>
    </style:style>
    <style:style style:name="Table24.C" style:family="table-column">
      <style:table-column-properties style:column-width="9.493cm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9.604cm" table:align="left"/>
    </style:style>
    <style:style style:name="Table25.A" style:family="table-column">
      <style:table-column-properties style:column-width="0.64cm"/>
    </style:style>
    <style:style style:name="Table25.B" style:family="table-column">
      <style:table-column-properties style:column-width="9.46cm"/>
    </style:style>
    <style:style style:name="Table25.C" style:family="table-column">
      <style:table-column-properties style:column-width="9.504cm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9.604cm" table:align="left"/>
    </style:style>
    <style:style style:name="Table26.A" style:family="table-column">
      <style:table-column-properties style:column-width="0.642cm"/>
    </style:style>
    <style:style style:name="Table26.B" style:family="table-column">
      <style:table-column-properties style:column-width="9.44cm"/>
    </style:style>
    <style:style style:name="Table26.C" style:family="table-column">
      <style:table-column-properties style:column-width="9.521cm"/>
    </style:style>
    <style:style style:name="Table26.A1" style:family="table-cell">
      <style:table-cell-properties style:vertical-align="middle" fo:padding="0cm" fo:border="none"/>
    </style:style>
    <style:style style:name="Table26.C8" style:family="table-cell">
      <style:table-cell-properties fo:padding="0.049cm" fo:border="none"/>
    </style:style>
    <style:style style:name="P1" style:family="paragraph" style:parent-style-name="Table_20_Contents">
      <style:paragraph-properties fo:line-height="142%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003399" style:text-line-through-style="none" style:text-line-through-type="none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1.<text:a xlink:type="simple" xlink:href="http://www.java2s.com/Tutorial/C/0020__Language/Catalog0020__Language.htm" text:style-name="Internet_20_link" text:visited-style-name="Visited_20_Internet_20_Link"><text:span text:style-name="T1">Language</text:span></text:a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.1.<text:a xlink:type="simple" xlink:href="http://www.java2s.com/Tutorial/C/0020__Language/0020__First-Program.htm" text:style-name="Internet_20_link" text:visited-style-name="Visited_20_Internet_20_Link"><text:span text:style-name="T1">First Program</text:span></text:a><text:bookmark text:name="fileElementCount"/>( 1 ) </text:p>
          </table:table-cell>
          <table:table-cell table:style-name="Table1.A1" office:value-type="string">
            <text:p text:style-name="P1">1.11.<text:a xlink:type="simple" xlink:href="http://www.java2s.com/Tutorial/C/0020__Language/0220__static-Variables.htm" text:style-name="Internet_20_link" text:visited-style-name="Visited_20_Internet_20_Link"><text:span text:style-name="T1">static Variables</text:span></text:a><text:bookmark text:name="fileElementCount1"/>( 2 ) 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.2.<text:a xlink:type="simple" xlink:href="http://www.java2s.com/Tutorial/C/0020__Language/0040__C-Language-Keywords.htm" text:style-name="Internet_20_link" text:visited-style-name="Visited_20_Internet_20_Link"><text:span text:style-name="T1">C Language Keywords</text:span></text:a><text:bookmark text:name="fileElementCount2"/>( 1 ) </text:p>
          </table:table-cell>
          <table:table-cell table:style-name="Table1.A1" office:value-type="string">
            <text:p text:style-name="P1">1.12.<text:a xlink:type="simple" xlink:href="http://www.java2s.com/Tutorial/C/0020__Language/0240__Variable-Address.htm" text:style-name="Internet_20_link" text:visited-style-name="Visited_20_Internet_20_Link"><text:span text:style-name="T1">Variable Address</text:span></text:a><text:bookmark text:name="fileElementCount3"/>( 2 ) 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.3.<text:a xlink:type="simple" xlink:href="http://www.java2s.com/Tutorial/C/0020__Language/0060__main-function.htm" text:style-name="Internet_20_link" text:visited-style-name="Visited_20_Internet_20_Link"><text:span text:style-name="T1">main function</text:span></text:a><text:bookmark text:name="fileElementCount4"/>( 1 ) </text:p>
          </table:table-cell>
          <table:table-cell table:style-name="Table1.A1" office:value-type="string">
            <text:p text:style-name="P1">1.13.<text:a xlink:type="simple" xlink:href="http://www.java2s.com/Tutorial/C/0020__Language/0260__Variable-Pointer.htm" text:style-name="Internet_20_link" text:visited-style-name="Visited_20_Internet_20_Link"><text:span text:style-name="T1">Variable Pointer</text:span></text:a><text:bookmark text:name="fileElementCount5"/>( 2 ) 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.4.<text:a xlink:type="simple" xlink:href="http://www.java2s.com/Tutorial/C/0020__Language/0080__Command-Line-Arguments.htm" text:style-name="Internet_20_link" text:visited-style-name="Visited_20_Internet_20_Link"><text:span text:style-name="T1">Command Line Arguments</text:span></text:a><text:bookmark text:name="fileElementCount6"/>( 1 ) </text:p>
          </table:table-cell>
          <table:table-cell table:style-name="Table1.A1" office:value-type="string">
            <text:p text:style-name="P1">1.14.<text:a xlink:type="simple" xlink:href="http://www.java2s.com/Tutorial/C/0020__Language/0280__Variable-argument-lists.htm" text:style-name="Internet_20_link" text:visited-style-name="Visited_20_Internet_20_Link"><text:span text:style-name="T1">Variable argument lists</text:span></text:a><text:bookmark text:name="fileElementCount7"/>( 1 ) 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.5.<text:a xlink:type="simple" xlink:href="http://www.java2s.com/Tutorial/C/0020__Language/0100__Variable-Declaration.htm" text:style-name="Internet_20_link" text:visited-style-name="Visited_20_Internet_20_Link"><text:span text:style-name="T1">Variable Declaration</text:span></text:a><text:bookmark text:name="fileElementCount8"/>( 7 ) </text:p>
          </table:table-cell>
          <table:table-cell table:style-name="Table1.A1" office:value-type="string">
            <text:p text:style-name="P1">1.15.<text:a xlink:type="simple" xlink:href="http://www.java2s.com/Tutorial/C/0020__Language/0300__Comments.htm" text:style-name="Internet_20_link" text:visited-style-name="Visited_20_Internet_20_Link"><text:span text:style-name="T1">Comments</text:span></text:a><text:bookmark text:name="fileElementCount9"/>( 5 ) 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.6.<text:a xlink:type="simple" xlink:href="http://www.java2s.com/Tutorial/C/0020__Language/0120__Variable-Output.htm" text:style-name="Internet_20_link" text:visited-style-name="Visited_20_Internet_20_Link"><text:span text:style-name="T1">Variable Output</text:span></text:a><text:bookmark text:name="fileElementCount10"/>( 1 ) </text:p>
          </table:table-cell>
          <table:table-cell table:style-name="Table1.A1" office:value-type="string">
            <text:p text:style-name="P1">1.16.<text:a xlink:type="simple" xlink:href="http://www.java2s.com/Tutorial/C/0020__Language/0320__Convention.htm" text:style-name="Internet_20_link" text:visited-style-name="Visited_20_Internet_20_Link"><text:span text:style-name="T1">Convention</text:span></text:a><text:bookmark text:name="fileElementCount11"/>( 2 ) 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.7.<text:a xlink:type="simple" xlink:href="http://www.java2s.com/Tutorial/C/0020__Language/0140__Variable-Size-and-Limitation.htm" text:style-name="Internet_20_link" text:visited-style-name="Visited_20_Internet_20_Link"><text:span text:style-name="T1">Variable Size and Limitation</text:span></text:a><text:bookmark text:name="fileElementCount12"/>( 2 ) </text:p>
          </table:table-cell>
          <table:table-cell table:style-name="Table1.A1" office:value-type="string">
            <text:p text:style-name="P1">1.17.<text:a xlink:type="simple" xlink:href="http://www.java2s.com/Tutorial/C/0020__Language/0340__Header-Files.htm" text:style-name="Internet_20_link" text:visited-style-name="Visited_20_Internet_20_Link"><text:span text:style-name="T1">Header Files</text:span></text:a><text:bookmark text:name="fileElementCount13"/>( 6 ) 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.8.<text:a xlink:type="simple" xlink:href="http://www.java2s.com/Tutorial/C/0020__Language/0160__Variable-Scope.htm" text:style-name="Internet_20_link" text:visited-style-name="Visited_20_Internet_20_Link"><text:span text:style-name="T1">Variable Scope</text:span></text:a><text:bookmark text:name="fileElementCount14"/>( 2 ) </text:p>
          </table:table-cell>
          <table:table-cell table:style-name="Table1.A1" office:value-type="string">
            <text:p text:style-name="P1">1.18.<text:a xlink:type="simple" xlink:href="http://www.java2s.com/Tutorial/C/0020__Language/0360__External-references.htm" text:style-name="Internet_20_link" text:visited-style-name="Visited_20_Internet_20_Link"><text:span text:style-name="T1">External references</text:span></text:a><text:bookmark text:name="fileElementCount15"/>( 1 ) 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.9.<text:a xlink:type="simple" xlink:href="http://www.java2s.com/Tutorial/C/0020__Language/0180__Global-variables.htm" text:style-name="Internet_20_link" text:visited-style-name="Visited_20_Internet_20_Link"><text:span text:style-name="T1">Global variables</text:span></text:a><text:bookmark text:name="fileElementCount16"/>( 2 ) </text:p>
          </table:table-cell>
          <table:table-cell table:style-name="Table1.A1" office:value-type="string">
            <text:p text:style-name="P1">1.19.<text:a xlink:type="simple" xlink:href="http://www.java2s.com/Tutorial/C/0020__Language/0380__gcc.htm" text:style-name="Internet_20_link" text:visited-style-name="Visited_20_Internet_20_Link"><text:span text:style-name="T1">gcc</text:span></text:a><text:bookmark text:name="fileElementCount17"/>( 1 ) 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.10.<text:a xlink:type="simple" xlink:href="http://www.java2s.com/Tutorial/C/0020__Language/0200__Local-variable.htm" text:style-name="Internet_20_link" text:visited-style-name="Visited_20_Internet_20_Link"><text:span text:style-name="T1">Local variable</text:span></text:a><text:bookmark text:name="fileElementCount18"/>( 1 ) </text:p>
          </table:table-cell>
          <table:table-cell table:style-name="Table1.A1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">2.<text:a xlink:type="simple" xlink:href="http://www.java2s.com/Tutorial/C/0040__Data-Type/Catalog0040__Data-Type.htm" text:style-name="Internet_20_link" text:visited-style-name="Visited_20_Internet_20_Link"><text:span text:style-name="T1">Data Type</text:span></text:a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1.<text:a xlink:type="simple" xlink:href="http://www.java2s.com/Tutorial/C/0040__Data-Type/0020__Data-Type.htm" text:style-name="Internet_20_link" text:visited-style-name="Visited_20_Internet_20_Link"><text:span text:style-name="T1">Data Type</text:span></text:a><text:bookmark text:name="fileElementCount19"/>( 7 ) </text:p>
          </table:table-cell>
          <table:table-cell table:style-name="Table2.A1" office:value-type="string">
            <text:p text:style-name="P1">2.17.<text:a xlink:type="simple" xlink:href="http://www.java2s.com/Tutorial/C/0040__Data-Type/0340__float-number.htm" text:style-name="Internet_20_link" text:visited-style-name="Visited_20_Internet_20_Link"><text:span text:style-name="T1">float number</text:span></text:a><text:bookmark text:name="fileElementCount20"/>( 4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2.<text:a xlink:type="simple" xlink:href="http://www.java2s.com/Tutorial/C/0040__Data-Type/0040__int-Declaration.htm" text:style-name="Internet_20_link" text:visited-style-name="Visited_20_Internet_20_Link"><text:span text:style-name="T1">int Declaration</text:span></text:a><text:bookmark text:name="fileElementCount21"/>( 1 ) </text:p>
          </table:table-cell>
          <table:table-cell table:style-name="Table2.A1" office:value-type="string">
            <text:p text:style-name="P1">2.18.<text:a xlink:type="simple" xlink:href="http://www.java2s.com/Tutorial/C/0040__Data-Type/0360__float-Declaration.htm" text:style-name="Internet_20_link" text:visited-style-name="Visited_20_Internet_20_Link"><text:span text:style-name="T1">float Declaration</text:span></text:a><text:bookmark text:name="fileElementCount22"/>( 6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3.<text:a xlink:type="simple" xlink:href="http://www.java2s.com/Tutorial/C/0040__Data-Type/0060__int-Read.htm" text:style-name="Internet_20_link" text:visited-style-name="Visited_20_Internet_20_Link"><text:span text:style-name="T1">int Read</text:span></text:a><text:bookmark text:name="fileElementCount23"/>( 1 ) </text:p>
          </table:table-cell>
          <table:table-cell table:style-name="Table2.A1" office:value-type="string">
            <text:p text:style-name="P1">2.19.<text:a xlink:type="simple" xlink:href="http://www.java2s.com/Tutorial/C/0040__Data-Type/0380__float-read.htm" text:style-name="Internet_20_link" text:visited-style-name="Visited_20_Internet_20_Link"><text:span text:style-name="T1">float read</text:span></text:a><text:bookmark text:name="fileElementCount24"/>( 1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4.<text:a xlink:type="simple" xlink:href="http://www.java2s.com/Tutorial/C/0040__Data-Type/0080__int-Display.htm" text:style-name="Internet_20_link" text:visited-style-name="Visited_20_Internet_20_Link"><text:span text:style-name="T1">int Display</text:span></text:a><text:bookmark text:name="fileElementCount25"/>( 2 ) </text:p>
          </table:table-cell>
          <table:table-cell table:style-name="Table2.A1" office:value-type="string">
            <text:p text:style-name="P1">2.20.<text:a xlink:type="simple" xlink:href="http://www.java2s.com/Tutorial/C/0040__Data-Type/0400__float-Display.htm" text:style-name="Internet_20_link" text:visited-style-name="Visited_20_Internet_20_Link"><text:span text:style-name="T1">float Display</text:span></text:a><text:bookmark text:name="fileElementCount26"/>( 7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5.<text:a xlink:type="simple" xlink:href="http://www.java2s.com/Tutorial/C/0040__Data-Type/0100__int-Calculation.htm" text:style-name="Internet_20_link" text:visited-style-name="Visited_20_Internet_20_Link"><text:span text:style-name="T1">int Calculation</text:span></text:a><text:bookmark text:name="fileElementCount27"/>( 4 ) </text:p>
          </table:table-cell>
          <table:table-cell table:style-name="Table2.A1" office:value-type="string">
            <text:p text:style-name="P1">2.21.<text:a xlink:type="simple" xlink:href="http://www.java2s.com/Tutorial/C/0040__Data-Type/0420__float-Calculation.htm" text:style-name="Internet_20_link" text:visited-style-name="Visited_20_Internet_20_Link"><text:span text:style-name="T1">float Calculation</text:span></text:a><text:bookmark text:name="fileElementCount28"/>( 3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6.<text:a xlink:type="simple" xlink:href="http://www.java2s.com/Tutorial/C/0040__Data-Type/0120__int-Conversion.htm" text:style-name="Internet_20_link" text:visited-style-name="Visited_20_Internet_20_Link"><text:span text:style-name="T1">int Conversion</text:span></text:a><text:bookmark text:name="fileElementCount29"/>( 1 ) </text:p>
          </table:table-cell>
          <table:table-cell table:style-name="Table2.A1" office:value-type="string">
            <text:p text:style-name="P1">2.22.<text:a xlink:type="simple" xlink:href="http://www.java2s.com/Tutorial/C/0040__Data-Type/0440__Double.htm" text:style-name="Internet_20_link" text:visited-style-name="Visited_20_Internet_20_Link"><text:span text:style-name="T1">Double</text:span></text:a><text:bookmark text:name="fileElementCount30"/>( 2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7.<text:a xlink:type="simple" xlink:href="http://www.java2s.com/Tutorial/C/0040__Data-Type/0140__Integer-Family.htm" text:style-name="Internet_20_link" text:visited-style-name="Visited_20_Internet_20_Link"><text:span text:style-name="T1">Integer Family</text:span></text:a><text:bookmark text:name="fileElementCount31"/>( 5 ) </text:p>
          </table:table-cell>
          <table:table-cell table:style-name="Table2.A1" office:value-type="string">
            <text:p text:style-name="P1">2.23.<text:a xlink:type="simple" xlink:href="http://www.java2s.com/Tutorial/C/0040__Data-Type/0460__Bit.htm" text:style-name="Internet_20_link" text:visited-style-name="Visited_20_Internet_20_Link"><text:span text:style-name="T1">Bit</text:span></text:a><text:bookmark text:name="fileElementCount32"/>( 1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8.<text:a xlink:type="simple" xlink:href="http://www.java2s.com/Tutorial/C/0040__Data-Type/0160__Hexadecimal-numbers.htm" text:style-name="Internet_20_link" text:visited-style-name="Visited_20_Internet_20_Link"><text:span text:style-name="T1">Hexadecimal numbers</text:span></text:a><text:bookmark text:name="fileElementCount33"/>( 1 ) </text:p>
          </table:table-cell>
          <table:table-cell table:style-name="Table2.A1" office:value-type="string">
            <text:p text:style-name="P1">2.24.<text:a xlink:type="simple" xlink:href="http://www.java2s.com/Tutorial/C/0040__Data-Type/0480__Bit-Shift.htm" text:style-name="Internet_20_link" text:visited-style-name="Visited_20_Internet_20_Link"><text:span text:style-name="T1">Bit Shift</text:span></text:a><text:bookmark text:name="fileElementCount34"/>( 1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9.<text:a xlink:type="simple" xlink:href="http://www.java2s.com/Tutorial/C/0040__Data-Type/0180__Octal-numbers.htm" text:style-name="Internet_20_link" text:visited-style-name="Visited_20_Internet_20_Link"><text:span text:style-name="T1">Octal numbers</text:span></text:a><text:bookmark text:name="fileElementCount35"/>( 1 ) </text:p>
          </table:table-cell>
          <table:table-cell table:style-name="Table2.A1" office:value-type="string">
            <text:p text:style-name="P1">2.25.<text:a xlink:type="simple" xlink:href="http://www.java2s.com/Tutorial/C/0040__Data-Type/0500__enum.htm" text:style-name="Internet_20_link" text:visited-style-name="Visited_20_Internet_20_Link"><text:span text:style-name="T1">enum</text:span></text:a><text:bookmark text:name="fileElementCount36"/>( 1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10.<text:a xlink:type="simple" xlink:href="http://www.java2s.com/Tutorial/C/0040__Data-Type/0200__Long.htm" text:style-name="Internet_20_link" text:visited-style-name="Visited_20_Internet_20_Link"><text:span text:style-name="T1">Long</text:span></text:a><text:bookmark text:name="fileElementCount37"/>( 1 ) </text:p>
          </table:table-cell>
          <table:table-cell table:style-name="Table2.A1" office:value-type="string">
            <text:p text:style-name="P1">2.26.<text:a xlink:type="simple" xlink:href="http://www.java2s.com/Tutorial/C/0040__Data-Type/0520__Union.htm" text:style-name="Internet_20_link" text:visited-style-name="Visited_20_Internet_20_Link"><text:span text:style-name="T1">Union</text:span></text:a><text:bookmark text:name="fileElementCount38"/>( 2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11.<text:a xlink:type="simple" xlink:href="http://www.java2s.com/Tutorial/C/0040__Data-Type/0220__char.htm" text:style-name="Internet_20_link" text:visited-style-name="Visited_20_Internet_20_Link"><text:span text:style-name="T1">char</text:span></text:a><text:bookmark text:name="fileElementCount39"/>( 6 ) </text:p>
          </table:table-cell>
          <table:table-cell table:style-name="Table2.A1" office:value-type="string">
            <text:p text:style-name="P1">2.27.<text:a xlink:type="simple" xlink:href="http://www.java2s.com/Tutorial/C/0040__Data-Type/0540__const.htm" text:style-name="Internet_20_link" text:visited-style-name="Visited_20_Internet_20_Link"><text:span text:style-name="T1">const</text:span></text:a><text:bookmark text:name="fileElementCount40"/>( 3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12.<text:a xlink:type="simple" xlink:href="http://www.java2s.com/Tutorial/C/0040__Data-Type/0240__char-read.htm" text:style-name="Internet_20_link" text:visited-style-name="Visited_20_Internet_20_Link"><text:span text:style-name="T1">char read</text:span></text:a><text:bookmark text:name="fileElementCount41"/>( 4 ) </text:p>
          </table:table-cell>
          <table:table-cell table:style-name="Table2.A1" office:value-type="string">
            <text:p text:style-name="P1">2.28.<text:a xlink:type="simple" xlink:href="http://www.java2s.com/Tutorial/C/0040__Data-Type/0560__True-False.htm" text:style-name="Internet_20_link" text:visited-style-name="Visited_20_Internet_20_Link"><text:span text:style-name="T1">True False</text:span></text:a><text:bookmark text:name="fileElementCount42"/>( 1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13.<text:a xlink:type="simple" xlink:href="http://www.java2s.com/Tutorial/C/0040__Data-Type/0260__char-Display.htm" text:style-name="Internet_20_link" text:visited-style-name="Visited_20_Internet_20_Link"><text:span text:style-name="T1">char Display</text:span></text:a><text:bookmark text:name="fileElementCount43"/>( 4 ) </text:p>
          </table:table-cell>
          <table:table-cell table:style-name="Table2.A1" office:value-type="string">
            <text:p text:style-name="P1">2.29.<text:a xlink:type="simple" xlink:href="http://www.java2s.com/Tutorial/C/0040__Data-Type/0580__Equality.htm" text:style-name="Internet_20_link" text:visited-style-name="Visited_20_Internet_20_Link"><text:span text:style-name="T1">Equality</text:span></text:a><text:bookmark text:name="fileElementCount44"/>( 2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14.<text:a xlink:type="simple" xlink:href="http://www.java2s.com/Tutorial/C/0040__Data-Type/0280__char-Calculation.htm" text:style-name="Internet_20_link" text:visited-style-name="Visited_20_Internet_20_Link"><text:span text:style-name="T1">char Calculation</text:span></text:a><text:bookmark text:name="fileElementCount45"/>( 5 ) </text:p>
          </table:table-cell>
          <table:table-cell table:style-name="Table2.A1" office:value-type="string">
            <text:p text:style-name="P1">2.30.<text:a xlink:type="simple" xlink:href="http://www.java2s.com/Tutorial/C/0040__Data-Type/0600__Register-variable.htm" text:style-name="Internet_20_link" text:visited-style-name="Visited_20_Internet_20_Link"><text:span text:style-name="T1">Register variable</text:span></text:a><text:bookmark text:name="fileElementCount46"/>( 1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15.<text:a xlink:type="simple" xlink:href="http://www.java2s.com/Tutorial/C/0040__Data-Type/0300__char-function.htm" text:style-name="Internet_20_link" text:visited-style-name="Visited_20_Internet_20_Link"><text:span text:style-name="T1">char function</text:span></text:a><text:bookmark text:name="fileElementCount47"/>( 3 ) </text:p>
          </table:table-cell>
          <table:table-cell table:style-name="Table2.A1" office:value-type="string">
            <text:p text:style-name="P1">2.31.<text:a xlink:type="simple" xlink:href="http://www.java2s.com/Tutorial/C/0040__Data-Type/0620__Data-Type-Cast.htm" text:style-name="Internet_20_link" text:visited-style-name="Visited_20_Internet_20_Link"><text:span text:style-name="T1">Data Type Cast</text:span></text:a><text:bookmark text:name="fileElementCount48"/>( 4 ) 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2.16.<text:a xlink:type="simple" xlink:href="http://www.java2s.com/Tutorial/C/0040__Data-Type/0320__ASCII-Table.htm" text:style-name="Internet_20_link" text:visited-style-name="Visited_20_Internet_20_Link"><text:span text:style-name="T1">ASCII Table</text:span></text:a><text:bookmark text:name="fileElementCount49"/>( 1 ) </text:p>
          </table:table-cell>
          <table:table-cell table:style-name="Table2.A1" office:value-type="string">
            <text:p text:style-name="P1">2.32.<text:a xlink:type="simple" xlink:href="http://www.java2s.com/Tutorial/C/0040__Data-Type/0640__Complex.htm" text:style-name="Internet_20_link" text:visited-style-name="Visited_20_Internet_20_Link"><text:span text:style-name="T1">Complex</text:span></text:a><text:bookmark text:name="fileElementCount50"/>( 1 ) 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">3.<text:a xlink:type="simple" xlink:href="http://www.java2s.com/Tutorial/C/0060__String/Catalog0060__String.htm" text:style-name="Internet_20_link" text:visited-style-name="Visited_20_Internet_20_Link"><text:span text:style-name="T1">String</text:span></text:a>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>3.1.<text:a xlink:type="simple" xlink:href="http://www.java2s.com/Tutorial/C/0060__String/0020__String-Introduction.htm" text:style-name="Internet_20_link" text:visited-style-name="Visited_20_Internet_20_Link"><text:span text:style-name="T1">String Introduction</text:span></text:a><text:bookmark text:name="fileElementCount51"/>( 6 ) </text:p>
          </table:table-cell>
          <table:table-cell table:style-name="Table3.A1" office:value-type="string">
            <text:p text:style-name="P1">3.7.<text:a xlink:type="simple" xlink:href="http://www.java2s.com/Tutorial/C/0060__String/0120__String-Length.htm" text:style-name="Internet_20_link" text:visited-style-name="Visited_20_Internet_20_Link"><text:span text:style-name="T1">String Length</text:span></text:a><text:bookmark text:name="fileElementCount52"/>( 1 ) </text:p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>3.2.<text:a xlink:type="simple" xlink:href="http://www.java2s.com/Tutorial/C/0060__String/0040__String-Terminator.htm" text:style-name="Internet_20_link" text:visited-style-name="Visited_20_Internet_20_Link"><text:span text:style-name="T1">String Terminator</text:span></text:a><text:bookmark text:name="fileElementCount53"/>( 3 ) </text:p>
          </table:table-cell>
          <table:table-cell table:style-name="Table3.A1" office:value-type="string">
            <text:p text:style-name="P1">3.8.<text:a xlink:type="simple" xlink:href="http://www.java2s.com/Tutorial/C/0060__String/0140__String-Copy.htm" text:style-name="Internet_20_link" text:visited-style-name="Visited_20_Internet_20_Link"><text:span text:style-name="T1">String Copy</text:span></text:a><text:bookmark text:name="fileElementCount54"/>( 2 ) </text:p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>3.3.<text:a xlink:type="simple" xlink:href="http://www.java2s.com/Tutorial/C/0060__String/0060__String-Read.htm" text:style-name="Internet_20_link" text:visited-style-name="Visited_20_Internet_20_Link"><text:span text:style-name="T1">String Read</text:span></text:a><text:bookmark text:name="fileElementCount55"/>( 3 ) </text:p>
          </table:table-cell>
          <table:table-cell table:style-name="Table3.A1" office:value-type="string">
            <text:p text:style-name="P1">3.9.<text:a xlink:type="simple" xlink:href="http://www.java2s.com/Tutorial/C/0060__String/0160__String-Parameter.htm" text:style-name="Internet_20_link" text:visited-style-name="Visited_20_Internet_20_Link"><text:span text:style-name="T1">String Parameter</text:span></text:a><text:bookmark text:name="fileElementCount56"/>( 1 ) </text:p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>3.4.<text:a xlink:type="simple" xlink:href="http://www.java2s.com/Tutorial/C/0060__String/0061__String-Display.htm" text:style-name="Internet_20_link" text:visited-style-name="Visited_20_Internet_20_Link"><text:span text:style-name="T1">String Display</text:span></text:a><text:bookmark text:name="fileElementCount57"/>( 2 ) </text:p>
          </table:table-cell>
          <table:table-cell table:style-name="Table3.A1" office:value-type="string">
            <text:p text:style-name="P1">3.10.<text:a xlink:type="simple" xlink:href="http://www.java2s.com/Tutorial/C/0060__String/0180__String-Array.htm" text:style-name="Internet_20_link" text:visited-style-name="Visited_20_Internet_20_Link"><text:span text:style-name="T1">String Array</text:span></text:a><text:bookmark text:name="fileElementCount58"/>( 1 ) </text:p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>3.5.<text:a xlink:type="simple" xlink:href="http://www.java2s.com/Tutorial/C/0060__String/0080__String-Escape.htm" text:style-name="Internet_20_link" text:visited-style-name="Visited_20_Internet_20_Link"><text:span text:style-name="T1">String Escape</text:span></text:a><text:bookmark text:name="fileElementCount59"/>( 4 ) </text:p>
          </table:table-cell>
          <table:table-cell table:style-name="Table3.A1" office:value-type="string">
            <text:p text:style-name="P1">3.11.<text:a xlink:type="simple" xlink:href="http://www.java2s.com/Tutorial/C/0060__String/0200__String-Search.htm" text:style-name="Internet_20_link" text:visited-style-name="Visited_20_Internet_20_Link"><text:span text:style-name="T1">String Search</text:span></text:a><text:bookmark text:name="fileElementCount60"/>( 1 ) </text:p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>3.6.<text:a xlink:type="simple" xlink:href="http://www.java2s.com/Tutorial/C/0060__String/0100__String-Join.htm" text:style-name="Internet_20_link" text:visited-style-name="Visited_20_Internet_20_Link"><text:span text:style-name="T1">String Join</text:span></text:a><text:bookmark text:name="fileElementCount61"/>( 1 ) </text:p>
          </table:table-cell>
          <table:table-cell table:style-name="Table3.A1" office:value-type="string">
            <text:p text:style-name="P1">3.12.<text:a xlink:type="simple" xlink:href="http://www.java2s.com/Tutorial/C/0060__String/0220__String-Sort.htm" text:style-name="Internet_20_link" text:visited-style-name="Visited_20_Internet_20_Link"><text:span text:style-name="T1">String Sort</text:span></text:a><text:bookmark text:name="fileElementCount62"/>( 2 ) 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1">4.<text:a xlink:type="simple" xlink:href="http://www.java2s.com/Tutorial/C/0080__printf-scanf/Catalog0080__printf-scanf.htm" text:style-name="Internet_20_link" text:visited-style-name="Visited_20_Internet_20_Link"><text:span text:style-name="T1">printf scanf</text:span></text:a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1.<text:a xlink:type="simple" xlink:href="http://www.java2s.com/Tutorial/C/0080__printf-scanf/0020__printf-Basics.htm" text:style-name="Internet_20_link" text:visited-style-name="Visited_20_Internet_20_Link"><text:span text:style-name="T1">printf Basics</text:span></text:a><text:bookmark text:name="fileElementCount63"/>( 9 ) </text:p>
          </table:table-cell>
          <table:table-cell table:style-name="Table4.A1" office:value-type="string">
            <text:p text:style-name="P1">4.17.<text:a xlink:type="simple" xlink:href="http://www.java2s.com/Tutorial/C/0080__printf-scanf/0340__printf-star.htm" text:style-name="Internet_20_link" text:visited-style-name="Visited_20_Internet_20_Link"><text:span text:style-name="T1">printf star</text:span></text:a><text:bookmark text:name="fileElementCount64"/>( 1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2.<text:a xlink:type="simple" xlink:href="http://www.java2s.com/Tutorial/C/0080__printf-scanf/0040__printf-char.htm" text:style-name="Internet_20_link" text:visited-style-name="Visited_20_Internet_20_Link"><text:span text:style-name="T1">printf char</text:span></text:a><text:bookmark text:name="fileElementCount65"/>( 1 ) </text:p>
          </table:table-cell>
          <table:table-cell table:style-name="Table4.A1" office:value-type="string">
            <text:p text:style-name="P1">4.18.<text:a xlink:type="simple" xlink:href="http://www.java2s.com/Tutorial/C/0080__printf-scanf/0360__printf-Type-prefixes.htm" text:style-name="Internet_20_link" text:visited-style-name="Visited_20_Internet_20_Link"><text:span text:style-name="T1">printf Type prefixes</text:span></text:a><text:bookmark text:name="fileElementCount66"/>( 3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3.<text:a xlink:type="simple" xlink:href="http://www.java2s.com/Tutorial/C/0080__printf-scanf/0060__printf-sign-character.htm" text:style-name="Internet_20_link" text:visited-style-name="Visited_20_Internet_20_Link"><text:span text:style-name="T1">printf sign character</text:span></text:a><text:bookmark text:name="fileElementCount67"/>( 4 ) </text:p>
          </table:table-cell>
          <table:table-cell table:style-name="Table4.A1" office:value-type="string">
            <text:p text:style-name="P1">4.19.<text:a xlink:type="simple" xlink:href="http://www.java2s.com/Tutorial/C/0080__printf-scanf/0380__printf-format.htm" text:style-name="Internet_20_link" text:visited-style-name="Visited_20_Internet_20_Link"><text:span text:style-name="T1">printf format</text:span></text:a><text:bookmark text:name="fileElementCount68"/>( 2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4.<text:a xlink:type="simple" xlink:href="http://www.java2s.com/Tutorial/C/0080__printf-scanf/0080__printf-int.htm" text:style-name="Internet_20_link" text:visited-style-name="Visited_20_Internet_20_Link"><text:span text:style-name="T1">printf int</text:span></text:a><text:bookmark text:name="fileElementCount69"/>( 1 ) </text:p>
          </table:table-cell>
          <table:table-cell table:style-name="Table4.A1" office:value-type="string">
            <text:p text:style-name="P1">4.20.<text:a xlink:type="simple" xlink:href="http://www.java2s.com/Tutorial/C/0080__printf-scanf/0400__scanf-Basics.htm" text:style-name="Internet_20_link" text:visited-style-name="Visited_20_Internet_20_Link"><text:span text:style-name="T1">scanf Basics</text:span></text:a><text:bookmark text:name="fileElementCount70"/>( 7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5.<text:a xlink:type="simple" xlink:href="http://www.java2s.com/Tutorial/C/0080__printf-scanf/0100__printf-hexadecimal.htm" text:style-name="Internet_20_link" text:visited-style-name="Visited_20_Internet_20_Link"><text:span text:style-name="T1">printf hexadecimal</text:span></text:a><text:bookmark text:name="fileElementCount71"/>( 2 ) </text:p>
          </table:table-cell>
          <table:table-cell table:style-name="Table4.A1" office:value-type="string">
            <text:p text:style-name="P1">4.21.<text:a xlink:type="simple" xlink:href="http://www.java2s.com/Tutorial/C/0080__printf-scanf/0420__scanf-char.htm" text:style-name="Internet_20_link" text:visited-style-name="Visited_20_Internet_20_Link"><text:span text:style-name="T1">scanf char</text:span></text:a><text:bookmark text:name="fileElementCount72"/>( 1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6.<text:a xlink:type="simple" xlink:href="http://www.java2s.com/Tutorial/C/0080__printf-scanf/0120__printf-octal.htm" text:style-name="Internet_20_link" text:visited-style-name="Visited_20_Internet_20_Link"><text:span text:style-name="T1">printf octal</text:span></text:a><text:bookmark text:name="fileElementCount73"/>( 1 ) </text:p>
          </table:table-cell>
          <table:table-cell table:style-name="Table4.A1" office:value-type="string">
            <text:p text:style-name="P1">4.22.<text:a xlink:type="simple" xlink:href="http://www.java2s.com/Tutorial/C/0080__printf-scanf/0440__scanf-int.htm" text:style-name="Internet_20_link" text:visited-style-name="Visited_20_Internet_20_Link"><text:span text:style-name="T1">scanf int</text:span></text:a><text:bookmark text:name="fileElementCount74"/>( 1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7.<text:a xlink:type="simple" xlink:href="http://www.java2s.com/Tutorial/C/0080__printf-scanf/0140__printf-float.htm" text:style-name="Internet_20_link" text:visited-style-name="Visited_20_Internet_20_Link"><text:span text:style-name="T1">printf float</text:span></text:a><text:bookmark text:name="fileElementCount75"/>( 3 ) </text:p>
          </table:table-cell>
          <table:table-cell table:style-name="Table4.A1" office:value-type="string">
            <text:p text:style-name="P1">4.23.<text:a xlink:type="simple" xlink:href="http://www.java2s.com/Tutorial/C/0080__printf-scanf/0460__scanf-float.htm" text:style-name="Internet_20_link" text:visited-style-name="Visited_20_Internet_20_Link"><text:span text:style-name="T1">scanf float</text:span></text:a><text:bookmark text:name="fileElementCount76"/>( 3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8.<text:a xlink:type="simple" xlink:href="http://www.java2s.com/Tutorial/C/0080__printf-scanf/0160__printf-exponential-form.htm" text:style-name="Internet_20_link" text:visited-style-name="Visited_20_Internet_20_Link"><text:span text:style-name="T1">printf exponential form</text:span></text:a><text:bookmark text:name="fileElementCount77"/>( 2 ) </text:p>
          </table:table-cell>
          <table:table-cell table:style-name="Table4.A1" office:value-type="string">
            <text:p text:style-name="P1">4.24.<text:a xlink:type="simple" xlink:href="http://www.java2s.com/Tutorial/C/0080__printf-scanf/0480__scanf-hexadecimal.htm" text:style-name="Internet_20_link" text:visited-style-name="Visited_20_Internet_20_Link"><text:span text:style-name="T1">scanf hexadecimal</text:span></text:a><text:bookmark text:name="fileElementCount78"/>( 1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9.<text:a xlink:type="simple" xlink:href="http://www.java2s.com/Tutorial/C/0080__printf-scanf/0180__printf-Precision.htm" text:style-name="Internet_20_link" text:visited-style-name="Visited_20_Internet_20_Link"><text:span text:style-name="T1">printf Precision</text:span></text:a><text:bookmark text:name="fileElementCount79"/>( 3 ) </text:p>
          </table:table-cell>
          <table:table-cell table:style-name="Table4.A1" office:value-type="string">
            <text:p text:style-name="P1">4.25.<text:a xlink:type="simple" xlink:href="http://www.java2s.com/Tutorial/C/0080__printf-scanf/0500__scanf-octal.htm" text:style-name="Internet_20_link" text:visited-style-name="Visited_20_Internet_20_Link"><text:span text:style-name="T1">scanf octal</text:span></text:a><text:bookmark text:name="fileElementCount80"/>( 1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10.<text:a xlink:type="simple" xlink:href="http://www.java2s.com/Tutorial/C/0080__printf-scanf/0200__printf-string.htm" text:style-name="Internet_20_link" text:visited-style-name="Visited_20_Internet_20_Link"><text:span text:style-name="T1">printf string</text:span></text:a><text:bookmark text:name="fileElementCount81"/>( 1 ) </text:p>
          </table:table-cell>
          <table:table-cell table:style-name="Table4.A1" office:value-type="string">
            <text:p text:style-name="P1">4.26.<text:a xlink:type="simple" xlink:href="http://www.java2s.com/Tutorial/C/0080__printf-scanf/0520__scanf-String-Read.htm" text:style-name="Internet_20_link" text:visited-style-name="Visited_20_Internet_20_Link"><text:span text:style-name="T1">scanf String Read</text:span></text:a><text:bookmark text:name="fileElementCount82"/>( 1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11.<text:a xlink:type="simple" xlink:href="http://www.java2s.com/Tutorial/C/0080__printf-scanf/0220__printf-Escape-Sequence.htm" text:style-name="Internet_20_link" text:visited-style-name="Visited_20_Internet_20_Link"><text:span text:style-name="T1">printf Escape Sequence</text:span></text:a><text:bookmark text:name="fileElementCount83"/>( 11 ) </text:p>
          </table:table-cell>
          <table:table-cell table:style-name="Table4.A1" office:value-type="string">
            <text:p text:style-name="P1">4.27.<text:a xlink:type="simple" xlink:href="http://www.java2s.com/Tutorial/C/0080__printf-scanf/0540__scanf-field-width.htm" text:style-name="Internet_20_link" text:visited-style-name="Visited_20_Internet_20_Link"><text:span text:style-name="T1">scanf field width</text:span></text:a><text:bookmark text:name="fileElementCount84"/>( 1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12.<text:a xlink:type="simple" xlink:href="http://www.java2s.com/Tutorial/C/0080__printf-scanf/0240__printf-unsigned.htm" text:style-name="Internet_20_link" text:visited-style-name="Visited_20_Internet_20_Link"><text:span text:style-name="T1">printf unsigned</text:span></text:a><text:bookmark text:name="fileElementCount85"/>( 1 ) </text:p>
          </table:table-cell>
          <table:table-cell table:style-name="Table4.A1" office:value-type="string">
            <text:p text:style-name="P1">4.28.<text:a xlink:type="simple" xlink:href="http://www.java2s.com/Tutorial/C/0080__printf-scanf/0540__scanf-unsigned.htm" text:style-name="Internet_20_link" text:visited-style-name="Visited_20_Internet_20_Link"><text:span text:style-name="T1">scanf unsigned</text:span></text:a><text:bookmark text:name="fileElementCount86"/>( 3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13.<text:a xlink:type="simple" xlink:href="http://www.java2s.com/Tutorial/C/0080__printf-scanf/0260__printf-0s.htm" text:style-name="Internet_20_link" text:visited-style-name="Visited_20_Internet_20_Link"><text:span text:style-name="T1">printf 0s</text:span></text:a><text:bookmark text:name="fileElementCount87"/>( 2 ) </text:p>
          </table:table-cell>
          <table:table-cell table:style-name="Table4.A1" office:value-type="string">
            <text:p text:style-name="P1">4.29.<text:a xlink:type="simple" xlink:href="http://www.java2s.com/Tutorial/C/0080__printf-scanf/0560__scanf-length.htm" text:style-name="Internet_20_link" text:visited-style-name="Visited_20_Internet_20_Link"><text:span text:style-name="T1">scanf length</text:span></text:a><text:bookmark text:name="fileElementCount88"/>( 1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14.<text:a xlink:type="simple" xlink:href="http://www.java2s.com/Tutorial/C/0080__printf-scanf/0280__printf-conversion.htm" text:style-name="Internet_20_link" text:visited-style-name="Visited_20_Internet_20_Link"><text:span text:style-name="T1">printf conversion</text:span></text:a><text:bookmark text:name="fileElementCount89"/>( 1 ) </text:p>
          </table:table-cell>
          <table:table-cell table:style-name="Table4.A1" office:value-type="string">
            <text:p text:style-name="P1">4.30.<text:a xlink:type="simple" xlink:href="http://www.java2s.com/Tutorial/C/0080__printf-scanf/0580__scanf-scan-set.htm" text:style-name="Internet_20_link" text:visited-style-name="Visited_20_Internet_20_Link"><text:span text:style-name="T1">scanf scan set</text:span></text:a><text:bookmark text:name="fileElementCount90"/>( 1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15.<text:a xlink:type="simple" xlink:href="http://www.java2s.com/Tutorial/C/0080__printf-scanf/0300__printf-Field-width.htm" text:style-name="Internet_20_link" text:visited-style-name="Visited_20_Internet_20_Link"><text:span text:style-name="T1">printf Field width</text:span></text:a><text:bookmark text:name="fileElementCount91"/>( 1 ) </text:p>
          </table:table-cell>
          <table:table-cell table:style-name="Table4.A1" office:value-type="string">
            <text:p text:style-name="P1">4.31.<text:a xlink:type="simple" xlink:href="http://www.java2s.com/Tutorial/C/0080__printf-scanf/0600__scanf-star.htm" text:style-name="Internet_20_link" text:visited-style-name="Visited_20_Internet_20_Link"><text:span text:style-name="T1">scanf star</text:span></text:a><text:bookmark text:name="fileElementCount92"/>( 2 ) 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4.16.<text:a xlink:type="simple" xlink:href="http://www.java2s.com/Tutorial/C/0080__printf-scanf/0320__printf-Justify.htm" text:style-name="Internet_20_link" text:visited-style-name="Visited_20_Internet_20_Link"><text:span text:style-name="T1">printf Justify</text:span></text:a><text:bookmark text:name="fileElementCount93"/>( 2 ) </text:p>
          </table:table-cell>
          <table:table-cell table:style-name="Table4.A1" office:value-type="string">
            <text:p text:style-name="P1">4.32.<text:a xlink:type="simple" xlink:href="http://www.java2s.com/Tutorial/C/0080__printf-scanf/0620__scanf-format.htm" text:style-name="Internet_20_link" text:visited-style-name="Visited_20_Internet_20_Link"><text:span text:style-name="T1">scanf format</text:span></text:a><text:bookmark text:name="fileElementCount94"/>( 2 ) 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1">5.<text:a xlink:type="simple" xlink:href="http://www.java2s.com/Tutorial/C/0100__Operator/Catalog0100__Operator.htm" text:style-name="Internet_20_link" text:visited-style-name="Visited_20_Internet_20_Link"><text:span text:style-name="T1">Operator</text:span></text:a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>5.1.<text:a xlink:type="simple" xlink:href="http://www.java2s.com/Tutorial/C/0100__Operator/0020__Assignment-Operator.htm" text:style-name="Internet_20_link" text:visited-style-name="Visited_20_Internet_20_Link"><text:span text:style-name="T1">Assignment Operator</text:span></text:a><text:bookmark text:name="fileElementCount95"/>( 2 ) </text:p>
          </table:table-cell>
          <table:table-cell table:style-name="Table5.A1" office:value-type="string">
            <text:p text:style-name="P1">5.7.<text:a xlink:type="simple" xlink:href="http://www.java2s.com/Tutorial/C/0100__Operator/0140__Bitwise-Operator.htm" text:style-name="Internet_20_link" text:visited-style-name="Visited_20_Internet_20_Link"><text:span text:style-name="T1">Bitwise Operator</text:span></text:a><text:bookmark text:name="fileElementCount96"/>( 9 ) </text:p>
          </table:table-cell>
        </table:table-row>
        <table:table-row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>5.2.<text:a xlink:type="simple" xlink:href="http://www.java2s.com/Tutorial/C/0100__Operator/0040__Arithmetic-Operators.htm" text:style-name="Internet_20_link" text:visited-style-name="Visited_20_Internet_20_Link"><text:span text:style-name="T1">Arithmetic Operators</text:span></text:a><text:bookmark text:name="fileElementCount97"/>( 3 ) </text:p>
          </table:table-cell>
          <table:table-cell table:style-name="Table5.A1" office:value-type="string">
            <text:p text:style-name="P1">5.8.<text:a xlink:type="simple" xlink:href="http://www.java2s.com/Tutorial/C/0100__Operator/0160__Shift-operator.htm" text:style-name="Internet_20_link" text:visited-style-name="Visited_20_Internet_20_Link"><text:span text:style-name="T1">Shift operator</text:span></text:a><text:bookmark text:name="fileElementCount98"/>( 1 ) </text:p>
          </table:table-cell>
        </table:table-row>
        <table:table-row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>5.3.<text:a xlink:type="simple" xlink:href="http://www.java2s.com/Tutorial/C/0100__Operator/0060__Increment-decrement-Operator.htm" text:style-name="Internet_20_link" text:visited-style-name="Visited_20_Internet_20_Link"><text:span text:style-name="T1">Increment decrement Operator</text:span></text:a><text:bookmark text:name="fileElementCount99"/>( 2 ) </text:p>
          </table:table-cell>
          <table:table-cell table:style-name="Table5.A1" office:value-type="string">
            <text:p text:style-name="P1">5.9.<text:a xlink:type="simple" xlink:href="http://www.java2s.com/Tutorial/C/0100__Operator/0180__Comma-Operator.htm" text:style-name="Internet_20_link" text:visited-style-name="Visited_20_Internet_20_Link"><text:span text:style-name="T1">Comma Operator</text:span></text:a><text:bookmark text:name="fileElementCount100"/>( 2 ) </text:p>
          </table:table-cell>
        </table:table-row>
        <table:table-row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>5.4.<text:a xlink:type="simple" xlink:href="http://www.java2s.com/Tutorial/C/0100__Operator/0080__Relational-Operators.htm" text:style-name="Internet_20_link" text:visited-style-name="Visited_20_Internet_20_Link"><text:span text:style-name="T1">Relational Operators</text:span></text:a><text:bookmark text:name="fileElementCount101"/>( 1 ) </text:p>
          </table:table-cell>
          <table:table-cell table:style-name="Table5.A1" office:value-type="string">
            <text:p text:style-name="P1">5.10.<text:a xlink:type="simple" xlink:href="http://www.java2s.com/Tutorial/C/0100__Operator/0180__sizeof-operator.htm" text:style-name="Internet_20_link" text:visited-style-name="Visited_20_Internet_20_Link"><text:span text:style-name="T1">sizeof operator</text:span></text:a><text:bookmark text:name="fileElementCount102"/>( 1 ) </text:p>
          </table:table-cell>
        </table:table-row>
        <table:table-row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>5.5.<text:a xlink:type="simple" xlink:href="http://www.java2s.com/Tutorial/C/0100__Operator/0100__Logic-Operators.htm" text:style-name="Internet_20_link" text:visited-style-name="Visited_20_Internet_20_Link"><text:span text:style-name="T1">Logic Operators</text:span></text:a><text:bookmark text:name="fileElementCount103"/>( 7 ) </text:p>
          </table:table-cell>
          <table:table-cell table:style-name="Table5.A1" office:value-type="string">
            <text:p text:style-name="P1">5.11.<text:a xlink:type="simple" xlink:href="http://www.java2s.com/Tutorial/C/0100__Operator/0200__Ternary-operator.htm" text:style-name="Internet_20_link" text:visited-style-name="Visited_20_Internet_20_Link"><text:span text:style-name="T1">Ternary operator</text:span></text:a><text:bookmark text:name="fileElementCount104"/>( 1 ) </text:p>
          </table:table-cell>
        </table:table-row>
        <table:table-row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>5.6.<text:a xlink:type="simple" xlink:href="http://www.java2s.com/Tutorial/C/0100__Operator/0120__Short-Calculation.htm" text:style-name="Internet_20_link" text:visited-style-name="Visited_20_Internet_20_Link"><text:span text:style-name="T1">Short Calculation</text:span></text:a><text:bookmark text:name="fileElementCount105"/>( 1 ) </text:p>
          </table:table-cell>
          <table:table-cell table:style-name="Table5.A1" office:value-type="string">
            <text:p text:style-name="P2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table:number-columns-spanned="3" office:value-type="string">
            <text:p text:style-name="P1">6.<text:a xlink:type="simple" xlink:href="http://www.java2s.com/Tutorial/C/0120__Statement/Catalog0120__Statement.htm" text:style-name="Internet_20_link" text:visited-style-name="Visited_20_Internet_20_Link"><text:span text:style-name="T1">Statement</text:span></text:a>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1">6.1.<text:a xlink:type="simple" xlink:href="http://www.java2s.com/Tutorial/C/0120__Statement/0020__Control-Structures.htm" text:style-name="Internet_20_link" text:visited-style-name="Visited_20_Internet_20_Link"><text:span text:style-name="T1">Control Structures</text:span></text:a><text:bookmark text:name="fileElementCount106"/>( 2 ) </text:p>
          </table:table-cell>
          <table:table-cell table:style-name="Table6.A1" office:value-type="string">
            <text:p text:style-name="P1">6.6.<text:a xlink:type="simple" xlink:href="http://www.java2s.com/Tutorial/C/0120__Statement/0120__For-statement.htm" text:style-name="Internet_20_link" text:visited-style-name="Visited_20_Internet_20_Link"><text:span text:style-name="T1">For statement</text:span></text:a><text:bookmark text:name="fileElementCount107"/>( 12 ) </text:p>
          </table:table-cell>
        </table:table-row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1">6.2.<text:a xlink:type="simple" xlink:href="http://www.java2s.com/Tutorial/C/0120__Statement/0040__Statement.htm" text:style-name="Internet_20_link" text:visited-style-name="Visited_20_Internet_20_Link"><text:span text:style-name="T1">Statement</text:span></text:a><text:bookmark text:name="fileElementCount108"/>( 2 ) </text:p>
          </table:table-cell>
          <table:table-cell table:style-name="Table6.A1" office:value-type="string">
            <text:p text:style-name="P1">6.7.<text:a xlink:type="simple" xlink:href="http://www.java2s.com/Tutorial/C/0120__Statement/0140__While-Loop.htm" text:style-name="Internet_20_link" text:visited-style-name="Visited_20_Internet_20_Link"><text:span text:style-name="T1">While Loop</text:span></text:a><text:bookmark text:name="fileElementCount109"/>( 5 ) </text:p>
          </table:table-cell>
        </table:table-row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1">6.3.<text:a xlink:type="simple" xlink:href="http://www.java2s.com/Tutorial/C/0120__Statement/0060__If-statement.htm" text:style-name="Internet_20_link" text:visited-style-name="Visited_20_Internet_20_Link"><text:span text:style-name="T1">If statement</text:span></text:a><text:bookmark text:name="fileElementCount110"/>( 13 ) </text:p>
          </table:table-cell>
          <table:table-cell table:style-name="Table6.A1" office:value-type="string">
            <text:p text:style-name="P1">6.8.<text:a xlink:type="simple" xlink:href="http://www.java2s.com/Tutorial/C/0120__Statement/0160__Do-While.htm" text:style-name="Internet_20_link" text:visited-style-name="Visited_20_Internet_20_Link"><text:span text:style-name="T1">Do While</text:span></text:a><text:bookmark text:name="fileElementCount111"/>( 4 ) </text:p>
          </table:table-cell>
        </table:table-row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1">6.4.<text:a xlink:type="simple" xlink:href="http://www.java2s.com/Tutorial/C/0120__Statement/0080__Switch-statement.htm" text:style-name="Internet_20_link" text:visited-style-name="Visited_20_Internet_20_Link"><text:span text:style-name="T1">Switch statement</text:span></text:a><text:bookmark text:name="fileElementCount112"/>( 9 ) </text:p>
          </table:table-cell>
          <table:table-cell table:style-name="Table6.A1" office:value-type="string">
            <text:p text:style-name="P1">6.9.<text:a xlink:type="simple" xlink:href="http://www.java2s.com/Tutorial/C/0120__Statement/0180__Break.htm" text:style-name="Internet_20_link" text:visited-style-name="Visited_20_Internet_20_Link"><text:span text:style-name="T1">Break</text:span></text:a><text:bookmark text:name="fileElementCount113"/>( 2 ) </text:p>
          </table:table-cell>
        </table:table-row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1">6.5.<text:a xlink:type="simple" xlink:href="http://www.java2s.com/Tutorial/C/0120__Statement/0100__Loop-statement.htm" text:style-name="Internet_20_link" text:visited-style-name="Visited_20_Internet_20_Link"><text:span text:style-name="T1">Loop statement</text:span></text:a><text:bookmark text:name="fileElementCount114"/>( 1 ) </text:p>
          </table:table-cell>
          <table:table-cell table:style-name="Table6.A1" office:value-type="string">
            <text:p text:style-name="P1">6.10.<text:a xlink:type="simple" xlink:href="http://www.java2s.com/Tutorial/C/0120__Statement/0200__Continue.htm" text:style-name="Internet_20_link" text:visited-style-name="Visited_20_Internet_20_Link"><text:span text:style-name="T1">Continue</text:span></text:a><text:bookmark text:name="fileElementCount115"/>( 1 ) 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1">7.<text:a xlink:type="simple" xlink:href="http://www.java2s.com/Tutorial/C/0140__Array/Catalog0140__Array.htm" text:style-name="Internet_20_link" text:visited-style-name="Visited_20_Internet_20_Link"><text:span text:style-name="T1">Array</text:span></text:a>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1">7.1.<text:a xlink:type="simple" xlink:href="http://www.java2s.com/Tutorial/C/0140__Array/0020__Array-Introduction.htm" text:style-name="Internet_20_link" text:visited-style-name="Visited_20_Internet_20_Link"><text:span text:style-name="T1">Array Introduction</text:span></text:a><text:bookmark text:name="fileElementCount116"/>( 3 ) </text:p>
          </table:table-cell>
          <table:table-cell table:style-name="Table7.A1" office:value-type="string">
            <text:p text:style-name="P1">7.7.<text:a xlink:type="simple" xlink:href="http://www.java2s.com/Tutorial/C/0140__Array/0140__Array-Parameter.htm" text:style-name="Internet_20_link" text:visited-style-name="Visited_20_Internet_20_Link"><text:span text:style-name="T1">Array Parameter</text:span></text:a><text:bookmark text:name="fileElementCount117"/>( 2 ) </text:p>
          </table:table-cell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1">7.2.<text:a xlink:type="simple" xlink:href="http://www.java2s.com/Tutorial/C/0140__Array/0040__Array-Initializing.htm" text:style-name="Internet_20_link" text:visited-style-name="Visited_20_Internet_20_Link"><text:span text:style-name="T1">Array Initializing</text:span></text:a><text:bookmark text:name="fileElementCount118"/>( 3 ) </text:p>
          </table:table-cell>
          <table:table-cell table:style-name="Table7.A1" office:value-type="string">
            <text:p text:style-name="P1">7.8.<text:a xlink:type="simple" xlink:href="http://www.java2s.com/Tutorial/C/0140__Array/0160__Array-Pointer.htm" text:style-name="Internet_20_link" text:visited-style-name="Visited_20_Internet_20_Link"><text:span text:style-name="T1">Array Pointer</text:span></text:a><text:bookmark text:name="fileElementCount119"/>( 7 ) </text:p>
          </table:table-cell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1">7.3.<text:a xlink:type="simple" xlink:href="http://www.java2s.com/Tutorial/C/0140__Array/0060__Array-scanf.htm" text:style-name="Internet_20_link" text:visited-style-name="Visited_20_Internet_20_Link"><text:span text:style-name="T1">Array scanf</text:span></text:a><text:bookmark text:name="fileElementCount120"/>( 1 ) </text:p>
          </table:table-cell>
          <table:table-cell table:style-name="Table7.A1" office:value-type="string">
            <text:p text:style-name="P1">7.9.<text:a xlink:type="simple" xlink:href="http://www.java2s.com/Tutorial/C/0140__Array/0180__Two-dimensional-array.htm" text:style-name="Internet_20_link" text:visited-style-name="Visited_20_Internet_20_Link"><text:span text:style-name="T1">Two dimensional array</text:span></text:a><text:bookmark text:name="fileElementCount121"/>( 2 ) </text:p>
          </table:table-cell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1">7.4.<text:a xlink:type="simple" xlink:href="http://www.java2s.com/Tutorial/C/0140__Array/0080__Array-Merge.htm" text:style-name="Internet_20_link" text:visited-style-name="Visited_20_Internet_20_Link"><text:span text:style-name="T1">Array Merge</text:span></text:a><text:bookmark text:name="fileElementCount122"/>( 1 ) </text:p>
          </table:table-cell>
          <table:table-cell table:style-name="Table7.A1" office:value-type="string">
            <text:p text:style-name="P1">7.10.<text:a xlink:type="simple" xlink:href="http://www.java2s.com/Tutorial/C/0140__Array/0200__Multi-Dimensional-Array-Initializing.htm" text:style-name="Internet_20_link" text:visited-style-name="Visited_20_Internet_20_Link"><text:span text:style-name="T1">Multi Dimensional Array Initializing</text:span></text:a><text:bookmark text:name="fileElementCount123"/>( 1 ) </text:p>
          </table:table-cell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1">7.5.<text:a xlink:type="simple" xlink:href="http://www.java2s.com/Tutorial/C/0140__Array/0100__Array-Reverse.htm" text:style-name="Internet_20_link" text:visited-style-name="Visited_20_Internet_20_Link"><text:span text:style-name="T1">Array Reverse</text:span></text:a><text:bookmark text:name="fileElementCount124"/>( 2 ) </text:p>
          </table:table-cell>
          <table:table-cell table:style-name="Table7.A1" office:value-type="string">
            <text:p text:style-name="P1">7.11.<text:a xlink:type="simple" xlink:href="http://www.java2s.com/Tutorial/C/0140__Array/0240__Multi-Dimensional-Array-Pointer.htm" text:style-name="Internet_20_link" text:visited-style-name="Visited_20_Internet_20_Link"><text:span text:style-name="T1">Multi Dimensional Array Pointer</text:span></text:a><text:bookmark text:name="fileElementCount125"/>( 5 ) </text:p>
          </table:table-cell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1">7.6.<text:a xlink:type="simple" xlink:href="http://www.java2s.com/Tutorial/C/0140__Array/0120__Array-Search.htm" text:style-name="Internet_20_link" text:visited-style-name="Visited_20_Internet_20_Link"><text:span text:style-name="T1">Array Search</text:span></text:a><text:bookmark text:name="fileElementCount126"/>( 2 ) </text:p>
          </table:table-cell>
          <table:table-cell table:style-name="Table7.A1" office:value-type="string">
            <text:p text:style-name="P2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1">8.<text:a xlink:type="simple" xlink:href="http://www.java2s.com/Tutorial/C/0160__Function/Catalog0160__Function.htm" text:style-name="Internet_20_link" text:visited-style-name="Visited_20_Internet_20_Link"><text:span text:style-name="T1">Function</text:span></text:a>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1">8.1.<text:a xlink:type="simple" xlink:href="http://www.java2s.com/Tutorial/C/0160__Function/0020__Function-Introduction.htm" text:style-name="Internet_20_link" text:visited-style-name="Visited_20_Internet_20_Link"><text:span text:style-name="T1">Function Introduction</text:span></text:a><text:bookmark text:name="fileElementCount127"/>( 1 ) </text:p>
          </table:table-cell>
          <table:table-cell table:style-name="Table8.A1" office:value-type="string">
            <text:p text:style-name="P1">8.6.<text:a xlink:type="simple" xlink:href="http://www.java2s.com/Tutorial/C/0160__Function/0140__Function-Pointer.htm" text:style-name="Internet_20_link" text:visited-style-name="Visited_20_Internet_20_Link"><text:span text:style-name="T1">Function Pointer</text:span></text:a><text:bookmark text:name="fileElementCount128"/>( 4 ) </text:p>
          </table:table-cell>
        </table:table-row>
        <table:table-row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1">8.2.<text:a xlink:type="simple" xlink:href="http://www.java2s.com/Tutorial/C/0160__Function/0040__Function-Definition.htm" text:style-name="Internet_20_link" text:visited-style-name="Visited_20_Internet_20_Link"><text:span text:style-name="T1">Function Definition</text:span></text:a><text:bookmark text:name="fileElementCount129"/>( 1 ) </text:p>
          </table:table-cell>
          <table:table-cell table:style-name="Table8.A1" office:value-type="string">
            <text:p text:style-name="P1">8.7.<text:a xlink:type="simple" xlink:href="http://www.java2s.com/Tutorial/C/0160__Function/0160__Function-Return.htm" text:style-name="Internet_20_link" text:visited-style-name="Visited_20_Internet_20_Link"><text:span text:style-name="T1">Function Return</text:span></text:a><text:bookmark text:name="fileElementCount130"/>( 3 ) </text:p>
          </table:table-cell>
        </table:table-row>
        <table:table-row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1">8.3.<text:a xlink:type="simple" xlink:href="http://www.java2s.com/Tutorial/C/0160__Function/0080__Function-Prototype.htm" text:style-name="Internet_20_link" text:visited-style-name="Visited_20_Internet_20_Link"><text:span text:style-name="T1">Function Prototype</text:span></text:a><text:bookmark text:name="fileElementCount131"/>( 3 ) </text:p>
          </table:table-cell>
          <table:table-cell table:style-name="Table8.A1" office:value-type="string">
            <text:p text:style-name="P1">8.8.<text:a xlink:type="simple" xlink:href="http://www.java2s.com/Tutorial/C/0160__Function/0180__Recursive-Function.htm" text:style-name="Internet_20_link" text:visited-style-name="Visited_20_Internet_20_Link"><text:span text:style-name="T1">Recursive Function</text:span></text:a><text:bookmark text:name="fileElementCount132"/>( 3 ) </text:p>
          </table:table-cell>
        </table:table-row>
        <table:table-row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1">8.4.<text:a xlink:type="simple" xlink:href="http://www.java2s.com/Tutorial/C/0160__Function/0100__Function-Call.htm" text:style-name="Internet_20_link" text:visited-style-name="Visited_20_Internet_20_Link"><text:span text:style-name="T1">Function Call</text:span></text:a><text:bookmark text:name="fileElementCount133"/>( 1 ) </text:p>
          </table:table-cell>
          <table:table-cell table:style-name="Table8.A1" office:value-type="string">
            <text:p text:style-name="P1">8.9.<text:a xlink:type="simple" xlink:href="http://www.java2s.com/Tutorial/C/0160__Function/0200__Variable-Number-of-Arguments.htm" text:style-name="Internet_20_link" text:visited-style-name="Visited_20_Internet_20_Link"><text:span text:style-name="T1">Variable Number of Arguments</text:span></text:a><text:bookmark text:name="fileElementCount134"/>( 1 ) </text:p>
          </table:table-cell>
        </table:table-row>
        <table:table-row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1">8.5.<text:a xlink:type="simple" xlink:href="http://www.java2s.com/Tutorial/C/0160__Function/0120__Function-Parameter.htm" text:style-name="Internet_20_link" text:visited-style-name="Visited_20_Internet_20_Link"><text:span text:style-name="T1">Function Parameter</text:span></text:a><text:bookmark text:name="fileElementCount135"/>( 6 ) </text:p>
          </table:table-cell>
          <table:table-cell table:style-name="Table8.A1" office:value-type="string">
            <text:p text:style-name="P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1">9.<text:a xlink:type="simple" xlink:href="http://www.java2s.com/Tutorial/C/0180__Structure/Catalog0180__Structure.htm" text:style-name="Internet_20_link" text:visited-style-name="Visited_20_Internet_20_Link"><text:span text:style-name="T1">Structure</text:span></text:a>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1">9.1.<text:a xlink:type="simple" xlink:href="http://www.java2s.com/Tutorial/C/0180__Structure/0020__Structure.htm" text:style-name="Internet_20_link" text:visited-style-name="Visited_20_Internet_20_Link"><text:span text:style-name="T1">Structure</text:span></text:a><text:bookmark text:name="fileElementCount136"/>( 2 ) </text:p>
          </table:table-cell>
          <table:table-cell table:style-name="Table9.A1" office:value-type="string">
            <text:p text:style-name="P1">9.3.<text:a xlink:type="simple" xlink:href="http://www.java2s.com/Tutorial/C/0180__Structure/0060__structure-sort.htm" text:style-name="Internet_20_link" text:visited-style-name="Visited_20_Internet_20_Link"><text:span text:style-name="T1">structure sort</text:span></text:a><text:bookmark text:name="fileElementCount137"/>( 1 ) </text:p>
          </table:table-cell>
        </table:table-row>
        <table:table-row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1">9.2.<text:a xlink:type="simple" xlink:href="http://www.java2s.com/Tutorial/C/0180__Structure/0040__structure-pointer.htm" text:style-name="Internet_20_link" text:visited-style-name="Visited_20_Internet_20_Link"><text:span text:style-name="T1">structure pointer</text:span></text:a><text:bookmark text:name="fileElementCount138"/>( 1 ) </text:p>
          </table:table-cell>
          <table:table-cell table:style-name="Table9.A1" office:value-type="string">
            <text:p text:style-name="P2"/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1">10.<text:a xlink:type="simple" xlink:href="http://www.java2s.com/Tutorial/C/0200__Pointer/Catalog0200__Pointer.htm" text:style-name="Internet_20_link" text:visited-style-name="Visited_20_Internet_20_Link"><text:span text:style-name="T1">Pointer</text:span></text:a>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1">10.1.<text:a xlink:type="simple" xlink:href="http://www.java2s.com/Tutorial/C/0200__Pointer/0020__Pointer-Introduction.htm" text:style-name="Internet_20_link" text:visited-style-name="Visited_20_Internet_20_Link"><text:span text:style-name="T1">Pointer Introduction</text:span></text:a><text:bookmark text:name="fileElementCount139"/>( 1 ) </text:p>
          </table:table-cell>
          <table:table-cell table:style-name="Table10.A1" office:value-type="string">
            <text:p text:style-name="P1">10.6.<text:a xlink:type="simple" xlink:href="http://www.java2s.com/Tutorial/C/0200__Pointer/0120__Pointer-offset.htm" text:style-name="Internet_20_link" text:visited-style-name="Visited_20_Internet_20_Link"><text:span text:style-name="T1">Pointer offset</text:span></text:a><text:bookmark text:name="fileElementCount140"/>( 1 ) </text:p>
          </table:table-cell>
        </table:table-row>
        <table:table-row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1">10.2.<text:a xlink:type="simple" xlink:href="http://www.java2s.com/Tutorial/C/0200__Pointer/0040__Address-and-Pointers.htm" text:style-name="Internet_20_link" text:visited-style-name="Visited_20_Internet_20_Link"><text:span text:style-name="T1">Address and Pointers</text:span></text:a><text:bookmark text:name="fileElementCount141"/>( 3 ) </text:p>
          </table:table-cell>
          <table:table-cell table:style-name="Table10.A1" office:value-type="string">
            <text:p text:style-name="P1">10.7.<text:a xlink:type="simple" xlink:href="http://www.java2s.com/Tutorial/C/0200__Pointer/0140__Pointer-Size.htm" text:style-name="Internet_20_link" text:visited-style-name="Visited_20_Internet_20_Link"><text:span text:style-name="T1">Pointer Size</text:span></text:a><text:bookmark text:name="fileElementCount142"/>( 1 ) </text:p>
          </table:table-cell>
        </table:table-row>
        <table:table-row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1">10.3.<text:a xlink:type="simple" xlink:href="http://www.java2s.com/Tutorial/C/0200__Pointer/0060__Address-Operator.htm" text:style-name="Internet_20_link" text:visited-style-name="Visited_20_Internet_20_Link"><text:span text:style-name="T1">Address Operator</text:span></text:a><text:bookmark text:name="fileElementCount143"/>( 1 ) </text:p>
          </table:table-cell>
          <table:table-cell table:style-name="Table10.A1" office:value-type="string">
            <text:p text:style-name="P1">10.8.<text:a xlink:type="simple" xlink:href="http://www.java2s.com/Tutorial/C/0200__Pointer/0160__Pointer-subscript.htm" text:style-name="Internet_20_link" text:visited-style-name="Visited_20_Internet_20_Link"><text:span text:style-name="T1">Pointer subscript</text:span></text:a><text:bookmark text:name="fileElementCount144"/>( 1 ) </text:p>
          </table:table-cell>
        </table:table-row>
        <table:table-row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1">10.4.<text:a xlink:type="simple" xlink:href="http://www.java2s.com/Tutorial/C/0200__Pointer/0080__NULL-Pointer.htm" text:style-name="Internet_20_link" text:visited-style-name="Visited_20_Internet_20_Link"><text:span text:style-name="T1">NULL Pointer</text:span></text:a><text:bookmark text:name="fileElementCount145"/>( 1 ) </text:p>
          </table:table-cell>
          <table:table-cell table:style-name="Table10.A1" office:value-type="string">
            <text:p text:style-name="P1">10.9.<text:a xlink:type="simple" xlink:href="http://www.java2s.com/Tutorial/C/0200__Pointer/0180__const-pointer.htm" text:style-name="Internet_20_link" text:visited-style-name="Visited_20_Internet_20_Link"><text:span text:style-name="T1">const pointer</text:span></text:a><text:bookmark text:name="fileElementCount146"/>( 4 ) </text:p>
          </table:table-cell>
        </table:table-row>
        <table:table-row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1">10.5.<text:a xlink:type="simple" xlink:href="http://www.java2s.com/Tutorial/C/0200__Pointer/0100__Pointer-Calculation.htm" text:style-name="Internet_20_link" text:visited-style-name="Visited_20_Internet_20_Link"><text:span text:style-name="T1">Pointer Calculation</text:span></text:a><text:bookmark text:name="fileElementCount147"/>( 4 ) </text:p>
          </table:table-cell>
          <table:table-cell table:style-name="Table10.A1" office:value-type="string">
            <text:p text:style-name="P2"/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">11.<text:a xlink:type="simple" xlink:href="http://www.java2s.com/Tutorial/C/0201__Memory/Catalog0201__Memory.htm" text:style-name="Internet_20_link" text:visited-style-name="Visited_20_Internet_20_Link"><text:span text:style-name="T1">Memory</text:span></text:a>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1">11.1.<text:a xlink:type="simple" xlink:href="http://www.java2s.com/Tutorial/C/0201__Memory/0020__Memory-Allocation.htm" text:style-name="Internet_20_link" text:visited-style-name="Visited_20_Internet_20_Link"><text:span text:style-name="T1">Memory Allocation</text:span></text:a><text:bookmark text:name="fileElementCount148"/>( 1 ) </text:p>
          </table:table-cell>
          <table:table-cell table:style-name="Table11.A1" office:value-type="string">
            <text:p text:style-name="P1">11.2.<text:a xlink:type="simple" xlink:href="http://www.java2s.com/Tutorial/C/0201__Memory/0040__Deallocate-Memory.htm" text:style-name="Internet_20_link" text:visited-style-name="Visited_20_Internet_20_Link"><text:span text:style-name="T1">Deallocate Memory</text:span></text:a><text:bookmark text:name="fileElementCount149"/>( 1 ) 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table:number-columns-spanned="3" office:value-type="string">
            <text:p text:style-name="P1">12.<text:a xlink:type="simple" xlink:href="http://www.java2s.com/Tutorial/C/0220__Preprocessor/Catalog0220__Preprocessor.htm" text:style-name="Internet_20_link" text:visited-style-name="Visited_20_Internet_20_Link"><text:span text:style-name="T1">Preprocessor</text:span></text:a>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1">12.1.<text:a xlink:type="simple" xlink:href="http://www.java2s.com/Tutorial/C/0220__Preprocessor/0020__Preprocessor.htm" text:style-name="Internet_20_link" text:visited-style-name="Visited_20_Internet_20_Link"><text:span text:style-name="T1">Preprocessor</text:span></text:a><text:bookmark text:name="fileElementCount150"/>( 1 ) </text:p>
          </table:table-cell>
          <table:table-cell table:style-name="Table12.A1" office:value-type="string">
            <text:p text:style-name="P1">12.7.<text:a xlink:type="simple" xlink:href="http://www.java2s.com/Tutorial/C/0220__Preprocessor/0140__ifelse.htm" text:style-name="Internet_20_link" text:visited-style-name="Visited_20_Internet_20_Link"><text:span text:style-name="T1">ifelse</text:span></text:a><text:bookmark text:name="fileElementCount151"/>( 1 ) </text:p>
          </table:table-cell>
        </table:table-row>
        <table:table-row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1">12.2.<text:a xlink:type="simple" xlink:href="http://www.java2s.com/Tutorial/C/0220__Preprocessor/0040__define.htm" text:style-name="Internet_20_link" text:visited-style-name="Visited_20_Internet_20_Link"><text:span text:style-name="T1">define</text:span></text:a><text:bookmark text:name="fileElementCount152"/>( 2 ) </text:p>
          </table:table-cell>
          <table:table-cell table:style-name="Table12.A1" office:value-type="string">
            <text:p text:style-name="P1">12.8.<text:a xlink:type="simple" xlink:href="http://www.java2s.com/Tutorial/C/0220__Preprocessor/0160__ifndef.htm" text:style-name="Internet_20_link" text:visited-style-name="Visited_20_Internet_20_Link"><text:span text:style-name="T1">ifndef</text:span></text:a><text:bookmark text:name="fileElementCount153"/>( 1 ) </text:p>
          </table:table-cell>
        </table:table-row>
        <table:table-row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1">12.3.<text:a xlink:type="simple" xlink:href="http://www.java2s.com/Tutorial/C/0220__Preprocessor/0060__undef.htm" text:style-name="Internet_20_link" text:visited-style-name="Visited_20_Internet_20_Link"><text:span text:style-name="T1">undef</text:span></text:a><text:bookmark text:name="fileElementCount154"/>( 1 ) </text:p>
          </table:table-cell>
          <table:table-cell table:style-name="Table12.A1" office:value-type="string">
            <text:p text:style-name="P1">12.9.<text:a xlink:type="simple" xlink:href="http://www.java2s.com/Tutorial/C/0220__Preprocessor/0180__line.htm" text:style-name="Internet_20_link" text:visited-style-name="Visited_20_Internet_20_Link"><text:span text:style-name="T1">line</text:span></text:a><text:bookmark text:name="fileElementCount155"/>( 1 ) </text:p>
          </table:table-cell>
        </table:table-row>
        <table:table-row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1">12.4.<text:a xlink:type="simple" xlink:href="http://www.java2s.com/Tutorial/C/0220__Preprocessor/0080__if.htm" text:style-name="Internet_20_link" text:visited-style-name="Visited_20_Internet_20_Link"><text:span text:style-name="T1">if</text:span></text:a><text:bookmark text:name="fileElementCount156"/>( 1 ) </text:p>
          </table:table-cell>
          <table:table-cell table:style-name="Table12.A1" office:value-type="string">
            <text:p text:style-name="P1">12.10.<text:a xlink:type="simple" xlink:href="http://www.java2s.com/Tutorial/C/0220__Preprocessor/0200__error.htm" text:style-name="Internet_20_link" text:visited-style-name="Visited_20_Internet_20_Link"><text:span text:style-name="T1">error</text:span></text:a><text:bookmark text:name="fileElementCount157"/>( 1 ) </text:p>
          </table:table-cell>
        </table:table-row>
        <table:table-row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1">12.5.<text:a xlink:type="simple" xlink:href="http://www.java2s.com/Tutorial/C/0220__Preprocessor/0100__ifdef.htm" text:style-name="Internet_20_link" text:visited-style-name="Visited_20_Internet_20_Link"><text:span text:style-name="T1">ifdef</text:span></text:a><text:bookmark text:name="fileElementCount158"/>( 1 ) </text:p>
          </table:table-cell>
          <table:table-cell table:style-name="Table12.A1" office:value-type="string">
            <text:p text:style-name="P1">12.11.<text:a xlink:type="simple" xlink:href="http://www.java2s.com/Tutorial/C/0220__Preprocessor/0220__MACRO.htm" text:style-name="Internet_20_link" text:visited-style-name="Visited_20_Internet_20_Link"><text:span text:style-name="T1">MACRO</text:span></text:a><text:bookmark text:name="fileElementCount159"/>( 2 ) </text:p>
          </table:table-cell>
        </table:table-row>
        <table:table-row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1">12.6.<text:a xlink:type="simple" xlink:href="http://www.java2s.com/Tutorial/C/0220__Preprocessor/0120__ifelif.htm" text:style-name="Internet_20_link" text:visited-style-name="Visited_20_Internet_20_Link"><text:span text:style-name="T1">ifelif</text:span></text:a><text:bookmark text:name="fileElementCount160"/>( 1 ) </text:p>
          </table:table-cell>
          <table:table-cell table:style-name="Table12.A1" office:value-type="string">
            <text:p text:style-name="P1">12.12.<text:a xlink:type="simple" xlink:href="http://www.java2s.com/Tutorial/C/0220__Preprocessor/0240__FILE-LINE.htm" text:style-name="Internet_20_link" text:visited-style-name="Visited_20_Internet_20_Link"><text:span text:style-name="T1">FILE LINE</text:span></text:a><text:bookmark text:name="fileElementCount161"/>( 2 ) 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table:number-columns-spanned="3" office:value-type="string">
            <text:p text:style-name="P1">13.<text:a xlink:type="simple" xlink:href="http://www.java2s.com/Tutorial/C/0240__File/Catalog0240__File.htm" text:style-name="Internet_20_link" text:visited-style-name="Visited_20_Internet_20_Link"><text:span text:style-name="T1">File</text:span></text:a>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1">13.1.<text:a xlink:type="simple" xlink:href="http://www.java2s.com/Tutorial/C/0240__File/0020__File-Open.htm" text:style-name="Internet_20_link" text:visited-style-name="Visited_20_Internet_20_Link"><text:span text:style-name="T1">File Open</text:span></text:a><text:bookmark text:name="fileElementCount162"/>( 1 ) </text:p>
          </table:table-cell>
          <table:table-cell table:style-name="Table13.A1" office:value-type="string">
            <text:p text:style-name="P1">13.2.<text:a xlink:type="simple" xlink:href="http://www.java2s.com/Tutorial/C/0240__File/0040__File-Read.htm" text:style-name="Internet_20_link" text:visited-style-name="Visited_20_Internet_20_Link"><text:span text:style-name="T1">File Read</text:span></text:a><text:bookmark text:name="fileElementCount163"/>( 1 ) 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P1">14.<text:a xlink:type="simple" xlink:href="http://www.java2s.com/Tutorial/C/0260__Data-Structure/Catalog0260__Data-Structure.htm" text:style-name="Internet_20_link" text:visited-style-name="Visited_20_Internet_20_Link"><text:span text:style-name="T1">Data Structure</text:span></text:a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1">14.1.<text:a xlink:type="simple" xlink:href="http://www.java2s.com/Tutorial/C/0260__Data-Structure/0020__Linked-list.htm" text:style-name="Internet_20_link" text:visited-style-name="Visited_20_Internet_20_Link"><text:span text:style-name="T1">Linked list</text:span></text:a><text:bookmark text:name="fileElementCount164"/>( 2 ) </text:p>
          </table:table-cell>
          <table:table-cell table:style-name="Table14.A1" office:value-type="string">
            <text:p text:style-name="P1">14.3.<text:a xlink:type="simple" xlink:href="http://www.java2s.com/Tutorial/C/0260__Data-Structure/0060__Queue.htm" text:style-name="Internet_20_link" text:visited-style-name="Visited_20_Internet_20_Link"><text:span text:style-name="T1">Queue</text:span></text:a><text:bookmark text:name="fileElementCount165"/>( 3 ) </text:p>
          </table:table-cell>
        </table:table-row>
        <table:table-row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1">14.2.<text:a xlink:type="simple" xlink:href="http://www.java2s.com/Tutorial/C/0260__Data-Structure/0040__Stack.htm" text:style-name="Internet_20_link" text:visited-style-name="Visited_20_Internet_20_Link"><text:span text:style-name="T1">Stack</text:span></text:a><text:bookmark text:name="fileElementCount166"/>( 2 ) </text:p>
          </table:table-cell>
          <table:table-cell table:style-name="Table14.A1" office:value-type="string">
            <text:p text:style-name="P1">14.4.<text:a xlink:type="simple" xlink:href="http://www.java2s.com/Tutorial/C/0260__Data-Structure/0080__Circular-Queue.htm" text:style-name="Internet_20_link" text:visited-style-name="Visited_20_Internet_20_Link"><text:span text:style-name="T1">Circular Queue</text:span></text:a><text:bookmark text:name="fileElementCount167"/>( 1 ) 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table:number-columns-spanned="3" office:value-type="string">
            <text:p text:style-name="P1">15.<text:a xlink:type="simple" xlink:href="http://www.java2s.com/Tutorial/C/0280__Search-Sort/Catalog0280__Search-Sort.htm" text:style-name="Internet_20_link" text:visited-style-name="Visited_20_Internet_20_Link"><text:span text:style-name="T1">Search Sort</text:span></text:a>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P1">15.1.<text:a xlink:type="simple" xlink:href="http://www.java2s.com/Tutorial/C/0280__Search-Sort/0020__Bubble-Sort.htm" text:style-name="Internet_20_link" text:visited-style-name="Visited_20_Internet_20_Link"><text:span text:style-name="T1">Bubble Sort</text:span></text:a><text:bookmark text:name="fileElementCount168"/>( 1 ) </text:p>
          </table:table-cell>
          <table:table-cell table:style-name="Table15.A1" office:value-type="string">
            <text:p text:style-name="P1">15.5.<text:a xlink:type="simple" xlink:href="http://www.java2s.com/Tutorial/C/0280__Search-Sort/0100__Insertion-Sort.htm" text:style-name="Internet_20_link" text:visited-style-name="Visited_20_Internet_20_Link"><text:span text:style-name="T1">Insertion Sort</text:span></text:a><text:bookmark text:name="fileElementCount169"/>( 1 ) </text:p>
          </table:table-cell>
        </table:table-row>
        <table:table-row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P1">15.2.<text:a xlink:type="simple" xlink:href="http://www.java2s.com/Tutorial/C/0280__Search-Sort/0040__Shaker-Sort.htm" text:style-name="Internet_20_link" text:visited-style-name="Visited_20_Internet_20_Link"><text:span text:style-name="T1">Shaker Sort</text:span></text:a><text:bookmark text:name="fileElementCount170"/>( 1 ) </text:p>
          </table:table-cell>
          <table:table-cell table:style-name="Table15.A1" office:value-type="string">
            <text:p text:style-name="P1">15.6.<text:a xlink:type="simple" xlink:href="http://www.java2s.com/Tutorial/C/0280__Search-Sort/0120__Quicksort.htm" text:style-name="Internet_20_link" text:visited-style-name="Visited_20_Internet_20_Link"><text:span text:style-name="T1">Quicksort</text:span></text:a><text:bookmark text:name="fileElementCount171"/>( 1 ) </text:p>
          </table:table-cell>
        </table:table-row>
        <table:table-row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P1">15.3.<text:a xlink:type="simple" xlink:href="http://www.java2s.com/Tutorial/C/0280__Search-Sort/0060__Selection-Sort.htm" text:style-name="Internet_20_link" text:visited-style-name="Visited_20_Internet_20_Link"><text:span text:style-name="T1">Selection Sort</text:span></text:a><text:bookmark text:name="fileElementCount172"/>( 1 ) </text:p>
          </table:table-cell>
          <table:table-cell table:style-name="Table15.A1" office:value-type="string">
            <text:p text:style-name="P1">15.7.<text:a xlink:type="simple" xlink:href="http://www.java2s.com/Tutorial/C/0280__Search-Sort/0140__Sequential-Search.htm" text:style-name="Internet_20_link" text:visited-style-name="Visited_20_Internet_20_Link"><text:span text:style-name="T1">Sequential Search</text:span></text:a><text:bookmark text:name="fileElementCount173"/>( 1 ) </text:p>
          </table:table-cell>
        </table:table-row>
        <table:table-row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P1">15.4.<text:a xlink:type="simple" xlink:href="http://www.java2s.com/Tutorial/C/0280__Search-Sort/0080__Shell-Sort.htm" text:style-name="Internet_20_link" text:visited-style-name="Visited_20_Internet_20_Link"><text:span text:style-name="T1">Shell Sort</text:span></text:a><text:bookmark text:name="fileElementCount174"/>( 1 ) </text:p>
          </table:table-cell>
          <table:table-cell table:style-name="Table15.A1" office:value-type="string">
            <text:p text:style-name="P1">15.8.<text:a xlink:type="simple" xlink:href="http://www.java2s.com/Tutorial/C/0280__Search-Sort/0180__Binary-Search.htm" text:style-name="Internet_20_link" text:visited-style-name="Visited_20_Internet_20_Link"><text:span text:style-name="T1">Binary Search</text:span></text:a><text:bookmark text:name="fileElementCount175"/>( 1 ) 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columns-spanned="3" office:value-type="string">
            <text:p text:style-name="P1">16.<text:a xlink:type="simple" xlink:href="http://www.java2s.com/Tutorial/C/0300__Wide-Character-String/Catalog0300__Wide-Character-String.htm" text:style-name="Internet_20_link" text:visited-style-name="Visited_20_Internet_20_Link"><text:span text:style-name="T1">Wide Character String</text:span></text:a></text:p>
          </table:table-cell>
          <table:covered-table-cell/>
          <table:covered-table-cell/>
        </table:table-row>
        <table:table-row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1">16.1.<text:a xlink:type="simple" xlink:href="http://www.java2s.com/Tutorial/C/0300__Wide-Character-String/0020__Wide-Character-Functions.htm" text:style-name="Internet_20_link" text:visited-style-name="Visited_20_Internet_20_Link"><text:span text:style-name="T1">Wide Character Functions</text:span></text:a><text:bookmark text:name="fileElementCount176"/>( 7 ) </text:p>
          </table:table-cell>
          <table:table-cell table:style-name="Table16.A1" office:value-type="string">
            <text:p text:style-name="P1">16.6.<text:a xlink:type="simple" xlink:href="http://www.java2s.com/Tutorial/C/0300__Wide-Character-String/0120__Wide-Character-String-Length.htm" text:style-name="Internet_20_link" text:visited-style-name="Visited_20_Internet_20_Link"><text:span text:style-name="T1">Wide Character String Length</text:span></text:a><text:bookmark text:name="fileElementCount177"/>( 1 ) </text:p>
          </table:table-cell>
        </table:table-row>
        <table:table-row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1">16.2.<text:a xlink:type="simple" xlink:href="http://www.java2s.com/Tutorial/C/0300__Wide-Character-String/0040__Wide-Character-String-Terminator.htm" text:style-name="Internet_20_link" text:visited-style-name="Visited_20_Internet_20_Link"><text:span text:style-name="T1">Wide Character String Terminator</text:span></text:a><text:bookmark text:name="fileElementCount178"/>( 1 ) </text:p>
          </table:table-cell>
          <table:table-cell table:style-name="Table16.A1" office:value-type="string">
            <text:p text:style-name="P1">16.7.<text:a xlink:type="simple" xlink:href="http://www.java2s.com/Tutorial/C/0300__Wide-Character-String/0140__Wide-Character-String-Search.htm" text:style-name="Internet_20_link" text:visited-style-name="Visited_20_Internet_20_Link"><text:span text:style-name="T1">Wide Character String Search</text:span></text:a><text:bookmark text:name="fileElementCount179"/>( 1 ) </text:p>
          </table:table-cell>
        </table:table-row>
        <table:table-row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1">16.3.<text:a xlink:type="simple" xlink:href="http://www.java2s.com/Tutorial/C/0300__Wide-Character-String/0060__Wide-Character-String-Output.htm" text:style-name="Internet_20_link" text:visited-style-name="Visited_20_Internet_20_Link"><text:span text:style-name="T1">Wide Character String Output</text:span></text:a><text:bookmark text:name="fileElementCount180"/>( 1 ) </text:p>
          </table:table-cell>
          <table:table-cell table:style-name="Table16.A1" office:value-type="string">
            <text:p text:style-name="P1">16.8.<text:a xlink:type="simple" xlink:href="http://www.java2s.com/Tutorial/C/0300__Wide-Character-String/0160__Change-Case.htm" text:style-name="Internet_20_link" text:visited-style-name="Visited_20_Internet_20_Link"><text:span text:style-name="T1">Change Case</text:span></text:a><text:bookmark text:name="fileElementCount181"/>( 2 ) </text:p>
          </table:table-cell>
        </table:table-row>
        <table:table-row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1">16.4.<text:a xlink:type="simple" xlink:href="http://www.java2s.com/Tutorial/C/0300__Wide-Character-String/0080__fgetws-Wide-String-Read.htm" text:style-name="Internet_20_link" text:visited-style-name="Visited_20_Internet_20_Link"><text:span text:style-name="T1">fgetws Wide String Read</text:span></text:a><text:bookmark text:name="fileElementCount182"/>( 1 ) </text:p>
          </table:table-cell>
          <table:table-cell table:style-name="Table16.A1" office:value-type="string">
            <text:p text:style-name="P1">16.9.<text:a xlink:type="simple" xlink:href="http://www.java2s.com/Tutorial/C/0300__Wide-Character-String/0180__Wide-Char-Calculation.htm" text:style-name="Internet_20_link" text:visited-style-name="Visited_20_Internet_20_Link"><text:span text:style-name="T1">Wide Char Calculation</text:span></text:a><text:bookmark text:name="fileElementCount183"/>( 1 ) </text:p>
          </table:table-cell>
        </table:table-row>
        <table:table-row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1">16.5.<text:a xlink:type="simple" xlink:href="http://www.java2s.com/Tutorial/C/0300__Wide-Character-String/0100__Read-Wide-Character-String.htm" text:style-name="Internet_20_link" text:visited-style-name="Visited_20_Internet_20_Link"><text:span text:style-name="T1">Read Wide Character String</text:span></text:a><text:bookmark text:name="fileElementCount184"/>( 1 ) </text:p>
          </table:table-cell>
          <table:table-cell table:style-name="Table16.A1" office:value-type="string">
            <text:p text:style-name="P2"/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table:number-columns-spanned="3" office:value-type="string">
            <text:p text:style-name="P1">17.<text:a xlink:type="simple" xlink:href="http://www.java2s.com/Tutorial/C/0319__assert.h/Catalog0319__assert.h.htm" text:style-name="Internet_20_link" text:visited-style-name="Visited_20_Internet_20_Link"><text:span text:style-name="T1">assert.h</text:span></text:a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P1">17.1.<text:a xlink:type="simple" xlink:href="http://www.java2s.com/Tutorial/C/0319__assert.h/0020__assert.htm" text:style-name="Internet_20_link" text:visited-style-name="Visited_20_Internet_20_Link"><text:span text:style-name="T1">assert</text:span></text:a><text:bookmark text:name="fileElementCount185"/>( 1 ) </text:p>
          </table:table-cell>
          <table:table-cell table:style-name="Table17.A1" office:value-type="string">
            <text:p text:style-name="P2"/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table:number-columns-spanned="3" office:value-type="string">
            <text:p text:style-name="P1">18.<text:a xlink:type="simple" xlink:href="http://www.java2s.com/Tutorial/C/0320__ctype.h/Catalog0320__ctype.h.htm" text:style-name="Internet_20_link" text:visited-style-name="Visited_20_Internet_20_Link"><text:span text:style-name="T1">ctype.h</text:span></text:a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1">18.1.<text:a xlink:type="simple" xlink:href="http://www.java2s.com/Tutorial/C/0320__ctype.h/0020__isalnum.htm" text:style-name="Internet_20_link" text:visited-style-name="Visited_20_Internet_20_Link"><text:span text:style-name="T1">isalnum</text:span></text:a><text:bookmark text:name="fileElementCount186"/>( 1 ) </text:p>
          </table:table-cell>
          <table:table-cell table:style-name="Table18.A1" office:value-type="string">
            <text:p text:style-name="P1">18.8.<text:a xlink:type="simple" xlink:href="http://www.java2s.com/Tutorial/C/0320__ctype.h/0160__isprint.htm" text:style-name="Internet_20_link" text:visited-style-name="Visited_20_Internet_20_Link"><text:span text:style-name="T1">isprint</text:span></text:a><text:bookmark text:name="fileElementCount187"/>( 1 ) </text:p>
          </table:table-cell>
        </table:table-row>
        <table:table-row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1">18.2.<text:a xlink:type="simple" xlink:href="http://www.java2s.com/Tutorial/C/0320__ctype.h/0040__isalpha.htm" text:style-name="Internet_20_link" text:visited-style-name="Visited_20_Internet_20_Link"><text:span text:style-name="T1">isalpha</text:span></text:a><text:bookmark text:name="fileElementCount188"/>( 1 ) </text:p>
          </table:table-cell>
          <table:table-cell table:style-name="Table18.A1" office:value-type="string">
            <text:p text:style-name="P1">18.9.<text:a xlink:type="simple" xlink:href="http://www.java2s.com/Tutorial/C/0320__ctype.h/0180__ispunct.htm" text:style-name="Internet_20_link" text:visited-style-name="Visited_20_Internet_20_Link"><text:span text:style-name="T1">ispunct</text:span></text:a><text:bookmark text:name="fileElementCount189"/>( 1 ) </text:p>
          </table:table-cell>
        </table:table-row>
        <table:table-row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1">18.3.<text:a xlink:type="simple" xlink:href="http://www.java2s.com/Tutorial/C/0320__ctype.h/0060__isblank.htm" text:style-name="Internet_20_link" text:visited-style-name="Visited_20_Internet_20_Link"><text:span text:style-name="T1">isblank</text:span></text:a><text:bookmark text:name="fileElementCount190"/>( 1 ) </text:p>
          </table:table-cell>
          <table:table-cell table:style-name="Table18.A1" office:value-type="string">
            <text:p text:style-name="P1">18.10.<text:a xlink:type="simple" xlink:href="http://www.java2s.com/Tutorial/C/0320__ctype.h/0200__isspace.htm" text:style-name="Internet_20_link" text:visited-style-name="Visited_20_Internet_20_Link"><text:span text:style-name="T1">isspace</text:span></text:a><text:bookmark text:name="fileElementCount191"/>( 1 ) </text:p>
          </table:table-cell>
        </table:table-row>
        <table:table-row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1">18.4.<text:a xlink:type="simple" xlink:href="http://www.java2s.com/Tutorial/C/0320__ctype.h/0080__iscntrl.htm" text:style-name="Internet_20_link" text:visited-style-name="Visited_20_Internet_20_Link"><text:span text:style-name="T1">iscntrl</text:span></text:a><text:bookmark text:name="fileElementCount192"/>( 1 ) </text:p>
          </table:table-cell>
          <table:table-cell table:style-name="Table18.A1" office:value-type="string">
            <text:p text:style-name="P1">18.11.<text:a xlink:type="simple" xlink:href="http://www.java2s.com/Tutorial/C/0320__ctype.h/0220__isupper.htm" text:style-name="Internet_20_link" text:visited-style-name="Visited_20_Internet_20_Link"><text:span text:style-name="T1">isupper</text:span></text:a><text:bookmark text:name="fileElementCount193"/>( 1 ) </text:p>
          </table:table-cell>
        </table:table-row>
        <text:soft-page-break/>
        <table:table-row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1">18.5.<text:a xlink:type="simple" xlink:href="http://www.java2s.com/Tutorial/C/0320__ctype.h/0100__isdigit.htm" text:style-name="Internet_20_link" text:visited-style-name="Visited_20_Internet_20_Link"><text:span text:style-name="T1">isdigit</text:span></text:a><text:bookmark text:name="fileElementCount194"/>( 1 ) </text:p>
          </table:table-cell>
          <table:table-cell table:style-name="Table18.A1" office:value-type="string">
            <text:p text:style-name="P1">18.12.<text:a xlink:type="simple" xlink:href="http://www.java2s.com/Tutorial/C/0320__ctype.h/0240__isxdigit.htm" text:style-name="Internet_20_link" text:visited-style-name="Visited_20_Internet_20_Link"><text:span text:style-name="T1">isxdigit</text:span></text:a><text:bookmark text:name="fileElementCount195"/>( 1 ) </text:p>
          </table:table-cell>
        </table:table-row>
        <table:table-row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1">18.6.<text:a xlink:type="simple" xlink:href="http://www.java2s.com/Tutorial/C/0320__ctype.h/0120__isgraph.htm" text:style-name="Internet_20_link" text:visited-style-name="Visited_20_Internet_20_Link"><text:span text:style-name="T1">isgraph</text:span></text:a><text:bookmark text:name="fileElementCount196"/>( 1 ) </text:p>
          </table:table-cell>
          <table:table-cell table:style-name="Table18.A1" office:value-type="string">
            <text:p text:style-name="P1">18.13.<text:a xlink:type="simple" xlink:href="http://www.java2s.com/Tutorial/C/0320__ctype.h/0260__tolower.htm" text:style-name="Internet_20_link" text:visited-style-name="Visited_20_Internet_20_Link"><text:span text:style-name="T1">tolower</text:span></text:a><text:bookmark text:name="fileElementCount197"/>( 1 ) </text:p>
          </table:table-cell>
        </table:table-row>
        <table:table-row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1">18.7.<text:a xlink:type="simple" xlink:href="http://www.java2s.com/Tutorial/C/0320__ctype.h/0140__islower.htm" text:style-name="Internet_20_link" text:visited-style-name="Visited_20_Internet_20_Link"><text:span text:style-name="T1">islower</text:span></text:a><text:bookmark text:name="fileElementCount198"/>( 1 ) </text:p>
          </table:table-cell>
          <table:table-cell table:style-name="Table18.A1" office:value-type="string">
            <text:p text:style-name="P1">18.14.<text:a xlink:type="simple" xlink:href="http://www.java2s.com/Tutorial/C/0320__ctype.h/0280__toupper.htm" text:style-name="Internet_20_link" text:visited-style-name="Visited_20_Internet_20_Link"><text:span text:style-name="T1">toupper</text:span></text:a><text:bookmark text:name="fileElementCount199"/>( 1 ) 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table:number-columns-spanned="3" office:value-type="string">
            <text:p text:style-name="P1">19.<text:a xlink:type="simple" xlink:href="http://www.java2s.com/Tutorial/C/0340__math.h/Catalog0340__math.h.htm" text:style-name="Internet_20_link" text:visited-style-name="Visited_20_Internet_20_Link"><text:span text:style-name="T1">math.h</text:span></text:a></text:p>
          </table:table-cell>
          <table:covered-table-cell/>
          <table:covered-table-cell/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1.<text:a xlink:type="simple" xlink:href="http://www.java2s.com/Tutorial/C/0340__math.h/0020__const.htm" text:style-name="Internet_20_link" text:visited-style-name="Visited_20_Internet_20_Link"><text:span text:style-name="T1">const</text:span></text:a><text:bookmark text:name="fileElementCount200"/>( 1 ) </text:p>
          </table:table-cell>
          <table:table-cell table:style-name="Table19.A1" office:value-type="string">
            <text:p text:style-name="P1">19.36.<text:a xlink:type="simple" xlink:href="http://www.java2s.com/Tutorial/C/0340__math.h/0720__islessgreater.htm" text:style-name="Internet_20_link" text:visited-style-name="Visited_20_Internet_20_Link"><text:span text:style-name="T1">islessgreater</text:span></text:a><text:bookmark text:name="fileElementCount201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2.<text:a xlink:type="simple" xlink:href="http://www.java2s.com/Tutorial/C/0340__math.h/0040__acos.htm" text:style-name="Internet_20_link" text:visited-style-name="Visited_20_Internet_20_Link"><text:span text:style-name="T1">acos</text:span></text:a><text:bookmark text:name="fileElementCount202"/>( 1 ) </text:p>
          </table:table-cell>
          <table:table-cell table:style-name="Table19.A1" office:value-type="string">
            <text:p text:style-name="P1">19.37.<text:a xlink:type="simple" xlink:href="http://www.java2s.com/Tutorial/C/0340__math.h/0740__isnan.htm" text:style-name="Internet_20_link" text:visited-style-name="Visited_20_Internet_20_Link"><text:span text:style-name="T1">isnan</text:span></text:a><text:bookmark text:name="fileElementCount203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3.<text:a xlink:type="simple" xlink:href="http://www.java2s.com/Tutorial/C/0340__math.h/0060__acosh.htm" text:style-name="Internet_20_link" text:visited-style-name="Visited_20_Internet_20_Link"><text:span text:style-name="T1">acosh</text:span></text:a><text:bookmark text:name="fileElementCount204"/>( 1 ) </text:p>
          </table:table-cell>
          <table:table-cell table:style-name="Table19.A1" office:value-type="string">
            <text:p text:style-name="P1">19.38.<text:a xlink:type="simple" xlink:href="http://www.java2s.com/Tutorial/C/0340__math.h/0760__isnormal.htm" text:style-name="Internet_20_link" text:visited-style-name="Visited_20_Internet_20_Link"><text:span text:style-name="T1">isnormal</text:span></text:a><text:bookmark text:name="fileElementCount205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4.<text:a xlink:type="simple" xlink:href="http://www.java2s.com/Tutorial/C/0340__math.h/0080__asin.htm" text:style-name="Internet_20_link" text:visited-style-name="Visited_20_Internet_20_Link"><text:span text:style-name="T1">asin</text:span></text:a><text:bookmark text:name="fileElementCount206"/>( 1 ) </text:p>
          </table:table-cell>
          <table:table-cell table:style-name="Table19.A1" office:value-type="string">
            <text:p text:style-name="P1">19.39.<text:a xlink:type="simple" xlink:href="http://www.java2s.com/Tutorial/C/0340__math.h/0780__isunordered.htm" text:style-name="Internet_20_link" text:visited-style-name="Visited_20_Internet_20_Link"><text:span text:style-name="T1">isunordered</text:span></text:a><text:bookmark text:name="fileElementCount207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5.<text:a xlink:type="simple" xlink:href="http://www.java2s.com/Tutorial/C/0340__math.h/0100__asinh.htm" text:style-name="Internet_20_link" text:visited-style-name="Visited_20_Internet_20_Link"><text:span text:style-name="T1">asinh</text:span></text:a><text:bookmark text:name="fileElementCount208"/>( 1 ) </text:p>
          </table:table-cell>
          <table:table-cell table:style-name="Table19.A1" office:value-type="string">
            <text:p text:style-name="P1">19.40.<text:a xlink:type="simple" xlink:href="http://www.java2s.com/Tutorial/C/0340__math.h/0800__ldexp.htm" text:style-name="Internet_20_link" text:visited-style-name="Visited_20_Internet_20_Link"><text:span text:style-name="T1">ldexp</text:span></text:a><text:bookmark text:name="fileElementCount209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6.<text:a xlink:type="simple" xlink:href="http://www.java2s.com/Tutorial/C/0340__math.h/0120__atan2.htm" text:style-name="Internet_20_link" text:visited-style-name="Visited_20_Internet_20_Link"><text:span text:style-name="T1">atan2</text:span></text:a><text:bookmark text:name="fileElementCount210"/>( 1 ) </text:p>
          </table:table-cell>
          <table:table-cell table:style-name="Table19.A1" office:value-type="string">
            <text:p text:style-name="P1">19.41.<text:a xlink:type="simple" xlink:href="http://www.java2s.com/Tutorial/C/0340__math.h/0820__lgamma.htm" text:style-name="Internet_20_link" text:visited-style-name="Visited_20_Internet_20_Link"><text:span text:style-name="T1">lgamma</text:span></text:a><text:bookmark text:name="fileElementCount211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7.<text:a xlink:type="simple" xlink:href="http://www.java2s.com/Tutorial/C/0340__math.h/0140__atan.htm" text:style-name="Internet_20_link" text:visited-style-name="Visited_20_Internet_20_Link"><text:span text:style-name="T1">atan</text:span></text:a><text:bookmark text:name="fileElementCount212"/>( 1 ) </text:p>
          </table:table-cell>
          <table:table-cell table:style-name="Table19.A1" office:value-type="string">
            <text:p text:style-name="P1">19.42.<text:a xlink:type="simple" xlink:href="http://www.java2s.com/Tutorial/C/0340__math.h/0840__llrint.htm" text:style-name="Internet_20_link" text:visited-style-name="Visited_20_Internet_20_Link"><text:span text:style-name="T1">llrint</text:span></text:a><text:bookmark text:name="fileElementCount213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8.<text:a xlink:type="simple" xlink:href="http://www.java2s.com/Tutorial/C/0340__math.h/0160__atanh.htm" text:style-name="Internet_20_link" text:visited-style-name="Visited_20_Internet_20_Link"><text:span text:style-name="T1">atanh</text:span></text:a><text:bookmark text:name="fileElementCount214"/>( 1 ) </text:p>
          </table:table-cell>
          <table:table-cell table:style-name="Table19.A1" office:value-type="string">
            <text:p text:style-name="P1">19.43.<text:a xlink:type="simple" xlink:href="http://www.java2s.com/Tutorial/C/0340__math.h/0860__llround.htm" text:style-name="Internet_20_link" text:visited-style-name="Visited_20_Internet_20_Link"><text:span text:style-name="T1">llround</text:span></text:a><text:bookmark text:name="fileElementCount215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9.<text:a xlink:type="simple" xlink:href="http://www.java2s.com/Tutorial/C/0340__math.h/0180__cbrt.htm" text:style-name="Internet_20_link" text:visited-style-name="Visited_20_Internet_20_Link"><text:span text:style-name="T1">cbrt</text:span></text:a><text:bookmark text:name="fileElementCount216"/>( 1 ) </text:p>
          </table:table-cell>
          <table:table-cell table:style-name="Table19.A1" office:value-type="string">
            <text:p text:style-name="P1">19.44.<text:a xlink:type="simple" xlink:href="http://www.java2s.com/Tutorial/C/0340__math.h/0880__log1p.htm" text:style-name="Internet_20_link" text:visited-style-name="Visited_20_Internet_20_Link"><text:span text:style-name="T1">log1p</text:span></text:a><text:bookmark text:name="fileElementCount217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10.<text:a xlink:type="simple" xlink:href="http://www.java2s.com/Tutorial/C/0340__math.h/0200__ceil.htm" text:style-name="Internet_20_link" text:visited-style-name="Visited_20_Internet_20_Link"><text:span text:style-name="T1">ceil</text:span></text:a><text:bookmark text:name="fileElementCount218"/>( 1 ) </text:p>
          </table:table-cell>
          <table:table-cell table:style-name="Table19.A1" office:value-type="string">
            <text:p text:style-name="P1">19.45.<text:a xlink:type="simple" xlink:href="http://www.java2s.com/Tutorial/C/0340__math.h/0900__log2.htm" text:style-name="Internet_20_link" text:visited-style-name="Visited_20_Internet_20_Link"><text:span text:style-name="T1">log2</text:span></text:a><text:bookmark text:name="fileElementCount219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11.<text:a xlink:type="simple" xlink:href="http://www.java2s.com/Tutorial/C/0340__math.h/0220__copysign.htm" text:style-name="Internet_20_link" text:visited-style-name="Visited_20_Internet_20_Link"><text:span text:style-name="T1">copysign</text:span></text:a><text:bookmark text:name="fileElementCount220"/>( 1 ) </text:p>
          </table:table-cell>
          <table:table-cell table:style-name="Table19.A1" office:value-type="string">
            <text:p text:style-name="P1">19.46.<text:a xlink:type="simple" xlink:href="http://www.java2s.com/Tutorial/C/0340__math.h/0920__log10.htm" text:style-name="Internet_20_link" text:visited-style-name="Visited_20_Internet_20_Link"><text:span text:style-name="T1">log10</text:span></text:a><text:bookmark text:name="fileElementCount221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12.<text:a xlink:type="simple" xlink:href="http://www.java2s.com/Tutorial/C/0340__math.h/0240__cos.htm" text:style-name="Internet_20_link" text:visited-style-name="Visited_20_Internet_20_Link"><text:span text:style-name="T1">cos</text:span></text:a><text:bookmark text:name="fileElementCount222"/>( 1 ) </text:p>
          </table:table-cell>
          <table:table-cell table:style-name="Table19.A1" office:value-type="string">
            <text:p text:style-name="P1">19.47.<text:a xlink:type="simple" xlink:href="http://www.java2s.com/Tutorial/C/0340__math.h/0940__log.htm" text:style-name="Internet_20_link" text:visited-style-name="Visited_20_Internet_20_Link"><text:span text:style-name="T1">log</text:span></text:a><text:bookmark text:name="fileElementCount223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13.<text:a xlink:type="simple" xlink:href="http://www.java2s.com/Tutorial/C/0340__math.h/0260__cosh.htm" text:style-name="Internet_20_link" text:visited-style-name="Visited_20_Internet_20_Link"><text:span text:style-name="T1">cosh</text:span></text:a><text:bookmark text:name="fileElementCount224"/>( 1 ) </text:p>
          </table:table-cell>
          <table:table-cell table:style-name="Table19.A1" office:value-type="string">
            <text:p text:style-name="P1">19.48.<text:a xlink:type="simple" xlink:href="http://www.java2s.com/Tutorial/C/0340__math.h/0960__logb.htm" text:style-name="Internet_20_link" text:visited-style-name="Visited_20_Internet_20_Link"><text:span text:style-name="T1">logb</text:span></text:a><text:bookmark text:name="fileElementCount225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14.<text:a xlink:type="simple" xlink:href="http://www.java2s.com/Tutorial/C/0340__math.h/0280__erf.htm" text:style-name="Internet_20_link" text:visited-style-name="Visited_20_Internet_20_Link"><text:span text:style-name="T1">erf</text:span></text:a><text:bookmark text:name="fileElementCount226"/>( 1 ) </text:p>
          </table:table-cell>
          <table:table-cell table:style-name="Table19.A1" office:value-type="string">
            <text:p text:style-name="P1">19.49.<text:a xlink:type="simple" xlink:href="http://www.java2s.com/Tutorial/C/0340__math.h/0980__lrint.htm" text:style-name="Internet_20_link" text:visited-style-name="Visited_20_Internet_20_Link"><text:span text:style-name="T1">lrint</text:span></text:a><text:bookmark text:name="fileElementCount227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15.<text:a xlink:type="simple" xlink:href="http://www.java2s.com/Tutorial/C/0340__math.h/0300__erfc.htm" text:style-name="Internet_20_link" text:visited-style-name="Visited_20_Internet_20_Link"><text:span text:style-name="T1">erfc</text:span></text:a><text:bookmark text:name="fileElementCount228"/>( 1 ) </text:p>
          </table:table-cell>
          <table:table-cell table:style-name="Table19.A1" office:value-type="string">
            <text:p text:style-name="P1">19.50.<text:a xlink:type="simple" xlink:href="http://www.java2s.com/Tutorial/C/0340__math.h/1000__lround.htm" text:style-name="Internet_20_link" text:visited-style-name="Visited_20_Internet_20_Link"><text:span text:style-name="T1">lround</text:span></text:a><text:bookmark text:name="fileElementCount229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16.<text:a xlink:type="simple" xlink:href="http://www.java2s.com/Tutorial/C/0340__math.h/0320__exp2.htm" text:style-name="Internet_20_link" text:visited-style-name="Visited_20_Internet_20_Link"><text:span text:style-name="T1">exp2</text:span></text:a><text:bookmark text:name="fileElementCount230"/>( 1 ) </text:p>
          </table:table-cell>
          <table:table-cell table:style-name="Table19.A1" office:value-type="string">
            <text:p text:style-name="P1">19.51.<text:a xlink:type="simple" xlink:href="http://www.java2s.com/Tutorial/C/0340__math.h/1020__modf.htm" text:style-name="Internet_20_link" text:visited-style-name="Visited_20_Internet_20_Link"><text:span text:style-name="T1">modf</text:span></text:a><text:bookmark text:name="fileElementCount231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17.<text:a xlink:type="simple" xlink:href="http://www.java2s.com/Tutorial/C/0340__math.h/0340__exp.htm" text:style-name="Internet_20_link" text:visited-style-name="Visited_20_Internet_20_Link"><text:span text:style-name="T1">exp</text:span></text:a><text:bookmark text:name="fileElementCount232"/>( 1 ) </text:p>
          </table:table-cell>
          <table:table-cell table:style-name="Table19.A1" office:value-type="string">
            <text:p text:style-name="P1">19.52.<text:a xlink:type="simple" xlink:href="http://www.java2s.com/Tutorial/C/0340__math.h/1040__nan.htm" text:style-name="Internet_20_link" text:visited-style-name="Visited_20_Internet_20_Link"><text:span text:style-name="T1">nan</text:span></text:a><text:bookmark text:name="fileElementCount233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18.<text:a xlink:type="simple" xlink:href="http://www.java2s.com/Tutorial/C/0340__math.h/0360__expm1.htm" text:style-name="Internet_20_link" text:visited-style-name="Visited_20_Internet_20_Link"><text:span text:style-name="T1">expm1</text:span></text:a><text:bookmark text:name="fileElementCount234"/>( 1 ) </text:p>
          </table:table-cell>
          <table:table-cell table:style-name="Table19.A1" office:value-type="string">
            <text:p text:style-name="P1">19.53.<text:a xlink:type="simple" xlink:href="http://www.java2s.com/Tutorial/C/0340__math.h/1060__nearbyint.htm" text:style-name="Internet_20_link" text:visited-style-name="Visited_20_Internet_20_Link"><text:span text:style-name="T1">nearbyint</text:span></text:a><text:bookmark text:name="fileElementCount235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19.<text:a xlink:type="simple" xlink:href="http://www.java2s.com/Tutorial/C/0340__math.h/0380__fabs.htm" text:style-name="Internet_20_link" text:visited-style-name="Visited_20_Internet_20_Link"><text:span text:style-name="T1">fabs</text:span></text:a><text:bookmark text:name="fileElementCount236"/>( 1 ) </text:p>
          </table:table-cell>
          <table:table-cell table:style-name="Table19.A1" office:value-type="string">
            <text:p text:style-name="P1">19.54.<text:a xlink:type="simple" xlink:href="http://www.java2s.com/Tutorial/C/0340__math.h/1080__nextafter.htm" text:style-name="Internet_20_link" text:visited-style-name="Visited_20_Internet_20_Link"><text:span text:style-name="T1">nextafter</text:span></text:a><text:bookmark text:name="fileElementCount237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20.<text:a xlink:type="simple" xlink:href="http://www.java2s.com/Tutorial/C/0340__math.h/0400__fdim.htm" text:style-name="Internet_20_link" text:visited-style-name="Visited_20_Internet_20_Link"><text:span text:style-name="T1">fdim</text:span></text:a><text:bookmark text:name="fileElementCount238"/>( 1 ) </text:p>
          </table:table-cell>
          <table:table-cell table:style-name="Table19.A1" office:value-type="string">
            <text:p text:style-name="P1">19.55.<text:a xlink:type="simple" xlink:href="http://www.java2s.com/Tutorial/C/0340__math.h/1100__nexttoward.htm" text:style-name="Internet_20_link" text:visited-style-name="Visited_20_Internet_20_Link"><text:span text:style-name="T1">nexttoward</text:span></text:a><text:bookmark text:name="fileElementCount239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21.<text:a xlink:type="simple" xlink:href="http://www.java2s.com/Tutorial/C/0340__math.h/0420__floor.htm" text:style-name="Internet_20_link" text:visited-style-name="Visited_20_Internet_20_Link"><text:span text:style-name="T1">floor</text:span></text:a><text:bookmark text:name="fileElementCount240"/>( 1 ) </text:p>
          </table:table-cell>
          <table:table-cell table:style-name="Table19.A1" office:value-type="string">
            <text:p text:style-name="P1">19.56.<text:a xlink:type="simple" xlink:href="http://www.java2s.com/Tutorial/C/0340__math.h/1120__pow.htm" text:style-name="Internet_20_link" text:visited-style-name="Visited_20_Internet_20_Link"><text:span text:style-name="T1">pow</text:span></text:a><text:bookmark text:name="fileElementCount241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22.<text:a xlink:type="simple" xlink:href="http://www.java2s.com/Tutorial/C/0340__math.h/0440__fma.htm" text:style-name="Internet_20_link" text:visited-style-name="Visited_20_Internet_20_Link"><text:span text:style-name="T1">fma</text:span></text:a><text:bookmark text:name="fileElementCount242"/>( 1 ) </text:p>
          </table:table-cell>
          <table:table-cell table:style-name="Table19.A1" office:value-type="string">
            <text:p text:style-name="P1">19.57.<text:a xlink:type="simple" xlink:href="http://www.java2s.com/Tutorial/C/0340__math.h/1140__remainder.htm" text:style-name="Internet_20_link" text:visited-style-name="Visited_20_Internet_20_Link"><text:span text:style-name="T1">remainder</text:span></text:a><text:bookmark text:name="fileElementCount243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23.<text:a xlink:type="simple" xlink:href="http://www.java2s.com/Tutorial/C/0340__math.h/0460__fmax.htm" text:style-name="Internet_20_link" text:visited-style-name="Visited_20_Internet_20_Link"><text:span text:style-name="T1">fmax</text:span></text:a><text:bookmark text:name="fileElementCount244"/>( 1 ) </text:p>
          </table:table-cell>
          <table:table-cell table:style-name="Table19.A1" office:value-type="string">
            <text:p text:style-name="P1">19.58.<text:a xlink:type="simple" xlink:href="http://www.java2s.com/Tutorial/C/0340__math.h/1160__remquo.htm" text:style-name="Internet_20_link" text:visited-style-name="Visited_20_Internet_20_Link"><text:span text:style-name="T1">remquo</text:span></text:a><text:bookmark text:name="fileElementCount245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24.<text:a xlink:type="simple" xlink:href="http://www.java2s.com/Tutorial/C/0340__math.h/0480__fmin.htm" text:style-name="Internet_20_link" text:visited-style-name="Visited_20_Internet_20_Link"><text:span text:style-name="T1">fmin</text:span></text:a><text:bookmark text:name="fileElementCount246"/>( 1 ) </text:p>
          </table:table-cell>
          <table:table-cell table:style-name="Table19.A1" office:value-type="string">
            <text:p text:style-name="P1">19.59.<text:a xlink:type="simple" xlink:href="http://www.java2s.com/Tutorial/C/0340__math.h/1180__rint.htm" text:style-name="Internet_20_link" text:visited-style-name="Visited_20_Internet_20_Link"><text:span text:style-name="T1">rint</text:span></text:a><text:bookmark text:name="fileElementCount247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25.<text:a xlink:type="simple" xlink:href="http://www.java2s.com/Tutorial/C/0340__math.h/0500__fmod.htm" text:style-name="Internet_20_link" text:visited-style-name="Visited_20_Internet_20_Link"><text:span text:style-name="T1">fmod</text:span></text:a><text:bookmark text:name="fileElementCount248"/>( 1 ) </text:p>
          </table:table-cell>
          <table:table-cell table:style-name="Table19.A1" office:value-type="string">
            <text:p text:style-name="P1">19.60.<text:a xlink:type="simple" xlink:href="http://www.java2s.com/Tutorial/C/0340__math.h/1200__round.htm" text:style-name="Internet_20_link" text:visited-style-name="Visited_20_Internet_20_Link"><text:span text:style-name="T1">round</text:span></text:a><text:bookmark text:name="fileElementCount249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26.<text:a xlink:type="simple" xlink:href="http://www.java2s.com/Tutorial/C/0340__math.h/0520__fpclassify.htm" text:style-name="Internet_20_link" text:visited-style-name="Visited_20_Internet_20_Link"><text:span text:style-name="T1">fpclassify</text:span></text:a><text:bookmark text:name="fileElementCount250"/>( 1 ) </text:p>
          </table:table-cell>
          <table:table-cell table:style-name="Table19.A1" office:value-type="string">
            <text:p text:style-name="P1">19.61.<text:a xlink:type="simple" xlink:href="http://www.java2s.com/Tutorial/C/0340__math.h/1220__scalbln.htm" text:style-name="Internet_20_link" text:visited-style-name="Visited_20_Internet_20_Link"><text:span text:style-name="T1">scalbln</text:span></text:a><text:bookmark text:name="fileElementCount251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27.<text:a xlink:type="simple" xlink:href="http://www.java2s.com/Tutorial/C/0340__math.h/0540__frexp.htm" text:style-name="Internet_20_link" text:visited-style-name="Visited_20_Internet_20_Link"><text:span text:style-name="T1">frexp</text:span></text:a><text:bookmark text:name="fileElementCount252"/>( 1 ) </text:p>
          </table:table-cell>
          <table:table-cell table:style-name="Table19.A1" office:value-type="string">
            <text:p text:style-name="P1">19.62.<text:a xlink:type="simple" xlink:href="http://www.java2s.com/Tutorial/C/0340__math.h/1240__scalbn.htm" text:style-name="Internet_20_link" text:visited-style-name="Visited_20_Internet_20_Link"><text:span text:style-name="T1">scalbn</text:span></text:a><text:bookmark text:name="fileElementCount253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28.<text:a xlink:type="simple" xlink:href="http://www.java2s.com/Tutorial/C/0340__math.h/0560__hypot.htm" text:style-name="Internet_20_link" text:visited-style-name="Visited_20_Internet_20_Link"><text:span text:style-name="T1">hypot</text:span></text:a><text:bookmark text:name="fileElementCount254"/>( 1 ) </text:p>
          </table:table-cell>
          <table:table-cell table:style-name="Table19.A1" office:value-type="string">
            <text:p text:style-name="P1">19.63.<text:a xlink:type="simple" xlink:href="http://www.java2s.com/Tutorial/C/0340__math.h/1260__signbit.htm" text:style-name="Internet_20_link" text:visited-style-name="Visited_20_Internet_20_Link"><text:span text:style-name="T1">signbit</text:span></text:a><text:bookmark text:name="fileElementCount255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29.<text:a xlink:type="simple" xlink:href="http://www.java2s.com/Tutorial/C/0340__math.h/0580__ilogb.htm" text:style-name="Internet_20_link" text:visited-style-name="Visited_20_Internet_20_Link"><text:span text:style-name="T1">ilogb</text:span></text:a><text:bookmark text:name="fileElementCount256"/>( 1 ) </text:p>
          </table:table-cell>
          <table:table-cell table:style-name="Table19.A1" office:value-type="string">
            <text:p text:style-name="P1">19.64.<text:a xlink:type="simple" xlink:href="http://www.java2s.com/Tutorial/C/0340__math.h/1280__sin.htm" text:style-name="Internet_20_link" text:visited-style-name="Visited_20_Internet_20_Link"><text:span text:style-name="T1">sin</text:span></text:a><text:bookmark text:name="fileElementCount257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30.<text:a xlink:type="simple" xlink:href="http://www.java2s.com/Tutorial/C/0340__math.h/0600__isfinite.htm" text:style-name="Internet_20_link" text:visited-style-name="Visited_20_Internet_20_Link"><text:span text:style-name="T1">isfinite</text:span></text:a><text:bookmark text:name="fileElementCount258"/>( 1 ) </text:p>
          </table:table-cell>
          <table:table-cell table:style-name="Table19.A1" office:value-type="string">
            <text:p text:style-name="P1">19.65.<text:a xlink:type="simple" xlink:href="http://www.java2s.com/Tutorial/C/0340__math.h/1300__sinh.htm" text:style-name="Internet_20_link" text:visited-style-name="Visited_20_Internet_20_Link"><text:span text:style-name="T1">sinh</text:span></text:a><text:bookmark text:name="fileElementCount259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31.<text:a xlink:type="simple" xlink:href="http://www.java2s.com/Tutorial/C/0340__math.h/0620__isgreater.htm" text:style-name="Internet_20_link" text:visited-style-name="Visited_20_Internet_20_Link"><text:span text:style-name="T1">isgreater</text:span></text:a><text:bookmark text:name="fileElementCount260"/>( 1 ) </text:p>
          </table:table-cell>
          <table:table-cell table:style-name="Table19.A1" office:value-type="string">
            <text:p text:style-name="P1">19.66.<text:a xlink:type="simple" xlink:href="http://www.java2s.com/Tutorial/C/0340__math.h/1320__sqrt.htm" text:style-name="Internet_20_link" text:visited-style-name="Visited_20_Internet_20_Link"><text:span text:style-name="T1">sqrt</text:span></text:a><text:bookmark text:name="fileElementCount261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32.<text:a xlink:type="simple" xlink:href="http://www.java2s.com/Tutorial/C/0340__math.h/0640__isgreaterequal.htm" text:style-name="Internet_20_link" text:visited-style-name="Visited_20_Internet_20_Link"><text:span text:style-name="T1">isgreaterequal</text:span></text:a><text:bookmark text:name="fileElementCount262"/>( 1 ) </text:p>
          </table:table-cell>
          <table:table-cell table:style-name="Table19.A1" office:value-type="string">
            <text:p text:style-name="P1">19.67.<text:a xlink:type="simple" xlink:href="http://www.java2s.com/Tutorial/C/0340__math.h/1340__tan.htm" text:style-name="Internet_20_link" text:visited-style-name="Visited_20_Internet_20_Link"><text:span text:style-name="T1">tan</text:span></text:a><text:bookmark text:name="fileElementCount263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33.<text:a xlink:type="simple" xlink:href="http://www.java2s.com/Tutorial/C/0340__math.h/0660__isinf.htm" text:style-name="Internet_20_link" text:visited-style-name="Visited_20_Internet_20_Link"><text:span text:style-name="T1">isinf</text:span></text:a><text:bookmark text:name="fileElementCount264"/>( 1 ) </text:p>
          </table:table-cell>
          <table:table-cell table:style-name="Table19.A1" office:value-type="string">
            <text:p text:style-name="P1">19.68.<text:a xlink:type="simple" xlink:href="http://www.java2s.com/Tutorial/C/0340__math.h/1360__tanh.htm" text:style-name="Internet_20_link" text:visited-style-name="Visited_20_Internet_20_Link"><text:span text:style-name="T1">tanh</text:span></text:a><text:bookmark text:name="fileElementCount265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34.<text:a xlink:type="simple" xlink:href="http://www.java2s.com/Tutorial/C/0340__math.h/0680__isless.htm" text:style-name="Internet_20_link" text:visited-style-name="Visited_20_Internet_20_Link"><text:span text:style-name="T1">isless</text:span></text:a><text:bookmark text:name="fileElementCount266"/>( 1 ) </text:p>
          </table:table-cell>
          <table:table-cell table:style-name="Table19.A1" office:value-type="string">
            <text:p text:style-name="P1">19.69.<text:a xlink:type="simple" xlink:href="http://www.java2s.com/Tutorial/C/0340__math.h/1380__tgamma.htm" text:style-name="Internet_20_link" text:visited-style-name="Visited_20_Internet_20_Link"><text:span text:style-name="T1">tgamma</text:span></text:a><text:bookmark text:name="fileElementCount267"/>( 1 ) 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1">19.35.<text:a xlink:type="simple" xlink:href="http://www.java2s.com/Tutorial/C/0340__math.h/0700__islessequal.htm" text:style-name="Internet_20_link" text:visited-style-name="Visited_20_Internet_20_Link"><text:span text:style-name="T1">islessequal</text:span></text:a><text:bookmark text:name="fileElementCount268"/>( 1 ) </text:p>
          </table:table-cell>
          <table:table-cell table:style-name="Table19.A1" office:value-type="string">
            <text:p text:style-name="P1">19.70.<text:a xlink:type="simple" xlink:href="http://www.java2s.com/Tutorial/C/0340__math.h/1400__trunc.htm" text:style-name="Internet_20_link" text:visited-style-name="Visited_20_Internet_20_Link"><text:span text:style-name="T1">trunc</text:span></text:a><text:bookmark text:name="fileElementCount269"/>( 1 ) 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table:number-columns-spanned="3" office:value-type="string">
            <text:p text:style-name="P1">20.<text:a xlink:type="simple" xlink:href="http://www.java2s.com/Tutorial/C/0360__setjmp.h/Catalog0360__setjmp.h.htm" text:style-name="Internet_20_link" text:visited-style-name="Visited_20_Internet_20_Link"><text:span text:style-name="T1">setjmp.h</text:span></text:a>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"/>
          </table:table-cell>
          <table:table-cell table:style-name="Table20.A1" office:value-type="string">
            <text:p text:style-name="P1">20.1.<text:a xlink:type="simple" xlink:href="http://www.java2s.com/Tutorial/C/0360__setjmp.h/0020__longjmp.htm" text:style-name="Internet_20_link" text:visited-style-name="Visited_20_Internet_20_Link"><text:span text:style-name="T1">longjmp</text:span></text:a><text:bookmark text:name="fileElementCount270"/>( 1 ) </text:p>
          </table:table-cell>
          <table:table-cell table:style-name="Table20.A1" office:value-type="string">
            <text:p text:style-name="P1">20.2.<text:a xlink:type="simple" xlink:href="http://www.java2s.com/Tutorial/C/0360__setjmp.h/0040__setjmp.htm" text:style-name="Internet_20_link" text:visited-style-name="Visited_20_Internet_20_Link"><text:span text:style-name="T1">setjmp</text:span></text:a><text:bookmark text:name="fileElementCount271"/>( 1 ) 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table:number-columns-spanned="3" office:value-type="string">
            <text:p text:style-name="P1">21.<text:a xlink:type="simple" xlink:href="http://www.java2s.com/Tutorial/C/0380__signal.h/Catalog0380__signal.h.htm" text:style-name="Internet_20_link" text:visited-style-name="Visited_20_Internet_20_Link"><text:span text:style-name="T1">signal.h</text:span></text:a></text:p>
          </table:table-cell>
          <table:covered-table-cell/>
          <table:covered-table-cell/>
        </table:table-row>
        <table:table-row>
          <table:table-cell table:style-name="Table21.A1" office:value-type="string">
            <text:p text:style-name="P2"/>
          </table:table-cell>
          <table:table-cell table:style-name="Table21.A1" office:value-type="string">
            <text:p text:style-name="P1">21.1.<text:a xlink:type="simple" xlink:href="http://www.java2s.com/Tutorial/C/0380__signal.h/0020__raise.htm" text:style-name="Internet_20_link" text:visited-style-name="Visited_20_Internet_20_Link"><text:span text:style-name="T1">raise</text:span></text:a><text:bookmark text:name="fileElementCount272"/>( 1 ) </text:p>
          </table:table-cell>
          <table:table-cell table:style-name="Table21.A1" office:value-type="string">
            <text:p text:style-name="P2"/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table:number-columns-spanned="3" office:value-type="string">
            <text:p text:style-name="P1">22.<text:a xlink:type="simple" xlink:href="http://www.java2s.com/Tutorial/C/0400__stdio.h/Catalog0400__stdio.h.htm" text:style-name="Internet_20_link" text:visited-style-name="Visited_20_Internet_20_Link"><text:span text:style-name="T1">stdio.h</text:span></text:a>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1.<text:a xlink:type="simple" xlink:href="http://www.java2s.com/Tutorial/C/0400__stdio.h/0020__clearerr.htm" text:style-name="Internet_20_link" text:visited-style-name="Visited_20_Internet_20_Link"><text:span text:style-name="T1">clearerr</text:span></text:a><text:bookmark text:name="fileElementCount273"/>( 1 ) </text:p>
          </table:table-cell>
          <table:table-cell table:style-name="Table22.A1" office:value-type="string">
            <text:p text:style-name="P1">22.22.<text:a xlink:type="simple" xlink:href="http://www.java2s.com/Tutorial/C/0400__stdio.h/0440__gets.htm" text:style-name="Internet_20_link" text:visited-style-name="Visited_20_Internet_20_Link"><text:span text:style-name="T1">gets</text:span></text:a><text:bookmark text:name="fileElementCount274"/>( 3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2.<text:a xlink:type="simple" xlink:href="http://www.java2s.com/Tutorial/C/0400__stdio.h/0040__fclose.htm" text:style-name="Internet_20_link" text:visited-style-name="Visited_20_Internet_20_Link"><text:span text:style-name="T1">fclose</text:span></text:a><text:bookmark text:name="fileElementCount275"/>( 1 ) </text:p>
          </table:table-cell>
          <table:table-cell table:style-name="Table22.A1" office:value-type="string">
            <text:p text:style-name="P1">22.23.<text:a xlink:type="simple" xlink:href="http://www.java2s.com/Tutorial/C/0400__stdio.h/0460__perror.htm" text:style-name="Internet_20_link" text:visited-style-name="Visited_20_Internet_20_Link"><text:span text:style-name="T1">perror</text:span></text:a><text:bookmark text:name="fileElementCount276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3.<text:a xlink:type="simple" xlink:href="http://www.java2s.com/Tutorial/C/0400__stdio.h/0060__feof.htm" text:style-name="Internet_20_link" text:visited-style-name="Visited_20_Internet_20_Link"><text:span text:style-name="T1">feof</text:span></text:a><text:bookmark text:name="fileElementCount277"/>( 1 ) </text:p>
          </table:table-cell>
          <table:table-cell table:style-name="Table22.A1" office:value-type="string">
            <text:p text:style-name="P1">22.24.<text:a xlink:type="simple" xlink:href="http://www.java2s.com/Tutorial/C/0400__stdio.h/0480__printf.htm" text:style-name="Internet_20_link" text:visited-style-name="Visited_20_Internet_20_Link"><text:span text:style-name="T1">printf</text:span></text:a><text:bookmark text:name="fileElementCount278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4.<text:a xlink:type="simple" xlink:href="http://www.java2s.com/Tutorial/C/0400__stdio.h/0080__ferror.htm" text:style-name="Internet_20_link" text:visited-style-name="Visited_20_Internet_20_Link"><text:span text:style-name="T1">ferror</text:span></text:a><text:bookmark text:name="fileElementCount279"/>( 1 ) </text:p>
          </table:table-cell>
          <table:table-cell table:style-name="Table22.A1" office:value-type="string">
            <text:p text:style-name="P1">22.25.<text:a xlink:type="simple" xlink:href="http://www.java2s.com/Tutorial/C/0400__stdio.h/0500__putc.htm" text:style-name="Internet_20_link" text:visited-style-name="Visited_20_Internet_20_Link"><text:span text:style-name="T1">putc</text:span></text:a><text:bookmark text:name="fileElementCount280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5.<text:a xlink:type="simple" xlink:href="http://www.java2s.com/Tutorial/C/0400__stdio.h/0100__fflush.htm" text:style-name="Internet_20_link" text:visited-style-name="Visited_20_Internet_20_Link"><text:span text:style-name="T1">fflush</text:span></text:a><text:bookmark text:name="fileElementCount281"/>( 2 ) </text:p>
          </table:table-cell>
          <table:table-cell table:style-name="Table22.A1" office:value-type="string">
            <text:p text:style-name="P1">22.26.<text:a xlink:type="simple" xlink:href="http://www.java2s.com/Tutorial/C/0400__stdio.h/0520__putchar.htm" text:style-name="Internet_20_link" text:visited-style-name="Visited_20_Internet_20_Link"><text:span text:style-name="T1">putchar</text:span></text:a><text:bookmark text:name="fileElementCount282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6.<text:a xlink:type="simple" xlink:href="http://www.java2s.com/Tutorial/C/0400__stdio.h/0120__fgetc.htm" text:style-name="Internet_20_link" text:visited-style-name="Visited_20_Internet_20_Link"><text:span text:style-name="T1">fgetc</text:span></text:a><text:bookmark text:name="fileElementCount283"/>( 1 ) </text:p>
          </table:table-cell>
          <table:table-cell table:style-name="Table22.A1" office:value-type="string">
            <text:p text:style-name="P1">22.27.<text:a xlink:type="simple" xlink:href="http://www.java2s.com/Tutorial/C/0400__stdio.h/0540__puts.htm" text:style-name="Internet_20_link" text:visited-style-name="Visited_20_Internet_20_Link"><text:span text:style-name="T1">puts</text:span></text:a><text:bookmark text:name="fileElementCount284"/>( 3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7.<text:a xlink:type="simple" xlink:href="http://www.java2s.com/Tutorial/C/0400__stdio.h/0140__fgetpos.htm" text:style-name="Internet_20_link" text:visited-style-name="Visited_20_Internet_20_Link"><text:span text:style-name="T1">fgetpos</text:span></text:a><text:bookmark text:name="fileElementCount285"/>( 1 ) </text:p>
          </table:table-cell>
          <table:table-cell table:style-name="Table22.A1" office:value-type="string">
            <text:p text:style-name="P1">22.28.<text:a xlink:type="simple" xlink:href="http://www.java2s.com/Tutorial/C/0400__stdio.h/0560__remove.htm" text:style-name="Internet_20_link" text:visited-style-name="Visited_20_Internet_20_Link"><text:span text:style-name="T1">remove</text:span></text:a><text:bookmark text:name="fileElementCount286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8.<text:a xlink:type="simple" xlink:href="http://www.java2s.com/Tutorial/C/0400__stdio.h/0160__fgets.htm" text:style-name="Internet_20_link" text:visited-style-name="Visited_20_Internet_20_Link"><text:span text:style-name="T1">fgets</text:span></text:a><text:bookmark text:name="fileElementCount287"/>( 1 ) </text:p>
          </table:table-cell>
          <table:table-cell table:style-name="Table22.A1" office:value-type="string">
            <text:p text:style-name="P1">22.29.<text:a xlink:type="simple" xlink:href="http://www.java2s.com/Tutorial/C/0400__stdio.h/0580__rename.htm" text:style-name="Internet_20_link" text:visited-style-name="Visited_20_Internet_20_Link"><text:span text:style-name="T1">rename</text:span></text:a><text:bookmark text:name="fileElementCount288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9.<text:a xlink:type="simple" xlink:href="http://www.java2s.com/Tutorial/C/0400__stdio.h/0180__fopen.htm" text:style-name="Internet_20_link" text:visited-style-name="Visited_20_Internet_20_Link"><text:span text:style-name="T1">fopen</text:span></text:a><text:bookmark text:name="fileElementCount289"/>( 1 ) </text:p>
          </table:table-cell>
          <table:table-cell table:style-name="Table22.A1" office:value-type="string">
            <text:p text:style-name="P1">22.30.<text:a xlink:type="simple" xlink:href="http://www.java2s.com/Tutorial/C/0400__stdio.h/0600__rewind.htm" text:style-name="Internet_20_link" text:visited-style-name="Visited_20_Internet_20_Link"><text:span text:style-name="T1">rewind</text:span></text:a><text:bookmark text:name="fileElementCount290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10.<text:a xlink:type="simple" xlink:href="http://www.java2s.com/Tutorial/C/0400__stdio.h/0200__fprintf.htm" text:style-name="Internet_20_link" text:visited-style-name="Visited_20_Internet_20_Link"><text:span text:style-name="T1">fprintf</text:span></text:a><text:bookmark text:name="fileElementCount291"/>( 1 ) </text:p>
          </table:table-cell>
          <table:table-cell table:style-name="Table22.A1" office:value-type="string">
            <text:p text:style-name="P1">22.31.<text:a xlink:type="simple" xlink:href="http://www.java2s.com/Tutorial/C/0400__stdio.h/0620__scanf.htm" text:style-name="Internet_20_link" text:visited-style-name="Visited_20_Internet_20_Link"><text:span text:style-name="T1">scanf</text:span></text:a><text:bookmark text:name="fileElementCount292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11.<text:a xlink:type="simple" xlink:href="http://www.java2s.com/Tutorial/C/0400__stdio.h/0220__fputc.htm" text:style-name="Internet_20_link" text:visited-style-name="Visited_20_Internet_20_Link"><text:span text:style-name="T1">fputc</text:span></text:a><text:bookmark text:name="fileElementCount293"/>( 1 ) </text:p>
          </table:table-cell>
          <table:table-cell table:style-name="Table22.A1" office:value-type="string">
            <text:p text:style-name="P1">22.32.<text:a xlink:type="simple" xlink:href="http://www.java2s.com/Tutorial/C/0400__stdio.h/0640__setbuf.htm" text:style-name="Internet_20_link" text:visited-style-name="Visited_20_Internet_20_Link"><text:span text:style-name="T1">setbuf</text:span></text:a><text:bookmark text:name="fileElementCount294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12.<text:a xlink:type="simple" xlink:href="http://www.java2s.com/Tutorial/C/0400__stdio.h/0240__fputs.htm" text:style-name="Internet_20_link" text:visited-style-name="Visited_20_Internet_20_Link"><text:span text:style-name="T1">fputs</text:span></text:a><text:bookmark text:name="fileElementCount295"/>( 1 ) </text:p>
          </table:table-cell>
          <table:table-cell table:style-name="Table22.A1" office:value-type="string">
            <text:p text:style-name="P1">22.33.<text:a xlink:type="simple" xlink:href="http://www.java2s.com/Tutorial/C/0400__stdio.h/0660__setvbuf.htm" text:style-name="Internet_20_link" text:visited-style-name="Visited_20_Internet_20_Link"><text:span text:style-name="T1">setvbuf</text:span></text:a><text:bookmark text:name="fileElementCount296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13.<text:a xlink:type="simple" xlink:href="http://www.java2s.com/Tutorial/C/0400__stdio.h/0260__fread.htm" text:style-name="Internet_20_link" text:visited-style-name="Visited_20_Internet_20_Link"><text:span text:style-name="T1">fread</text:span></text:a><text:bookmark text:name="fileElementCount297"/>( 1 ) </text:p>
          </table:table-cell>
          <table:table-cell table:style-name="Table22.A1" office:value-type="string">
            <text:p text:style-name="P1">22.34.<text:a xlink:type="simple" xlink:href="http://www.java2s.com/Tutorial/C/0400__stdio.h/0680__snprintf.htm" text:style-name="Internet_20_link" text:visited-style-name="Visited_20_Internet_20_Link"><text:span text:style-name="T1">snprintf</text:span></text:a><text:bookmark text:name="fileElementCount298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14.<text:a xlink:type="simple" xlink:href="http://www.java2s.com/Tutorial/C/0400__stdio.h/0280__freopen.htm" text:style-name="Internet_20_link" text:visited-style-name="Visited_20_Internet_20_Link"><text:span text:style-name="T1">freopen</text:span></text:a><text:bookmark text:name="fileElementCount299"/>( 1 ) </text:p>
          </table:table-cell>
          <table:table-cell table:style-name="Table22.A1" office:value-type="string">
            <text:p text:style-name="P1">22.35.<text:a xlink:type="simple" xlink:href="http://www.java2s.com/Tutorial/C/0400__stdio.h/0700__sprintf.htm" text:style-name="Internet_20_link" text:visited-style-name="Visited_20_Internet_20_Link"><text:span text:style-name="T1">sprintf</text:span></text:a><text:bookmark text:name="fileElementCount300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15.<text:a xlink:type="simple" xlink:href="http://www.java2s.com/Tutorial/C/0400__stdio.h/0300__fscanf.htm" text:style-name="Internet_20_link" text:visited-style-name="Visited_20_Internet_20_Link"><text:span text:style-name="T1">fscanf</text:span></text:a><text:bookmark text:name="fileElementCount301"/>( 1 ) </text:p>
          </table:table-cell>
          <table:table-cell table:style-name="Table22.A1" office:value-type="string">
            <text:p text:style-name="P1">22.36.<text:a xlink:type="simple" xlink:href="http://www.java2s.com/Tutorial/C/0400__stdio.h/0720__sscanf.htm" text:style-name="Internet_20_link" text:visited-style-name="Visited_20_Internet_20_Link"><text:span text:style-name="T1">sscanf</text:span></text:a><text:bookmark text:name="fileElementCount302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16.<text:a xlink:type="simple" xlink:href="http://www.java2s.com/Tutorial/C/0400__stdio.h/0320__fseek.htm" text:style-name="Internet_20_link" text:visited-style-name="Visited_20_Internet_20_Link"><text:span text:style-name="T1">fseek</text:span></text:a><text:bookmark text:name="fileElementCount303"/>( 1 ) </text:p>
          </table:table-cell>
          <table:table-cell table:style-name="Table22.A1" office:value-type="string">
            <text:p text:style-name="P1">22.37.<text:a xlink:type="simple" xlink:href="http://www.java2s.com/Tutorial/C/0400__stdio.h/0740__tmpfile.htm" text:style-name="Internet_20_link" text:visited-style-name="Visited_20_Internet_20_Link"><text:span text:style-name="T1">tmpfile</text:span></text:a><text:bookmark text:name="fileElementCount304"/>( 1 ) </text:p>
          </table:table-cell>
        </table:table-row>
        <text:soft-page-break/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17.<text:a xlink:type="simple" xlink:href="http://www.java2s.com/Tutorial/C/0400__stdio.h/0340__fsetpos.htm" text:style-name="Internet_20_link" text:visited-style-name="Visited_20_Internet_20_Link"><text:span text:style-name="T1">fsetpos</text:span></text:a><text:bookmark text:name="fileElementCount305"/>( 1 ) </text:p>
          </table:table-cell>
          <table:table-cell table:style-name="Table22.A1" office:value-type="string">
            <text:p text:style-name="P1">22.38.<text:a xlink:type="simple" xlink:href="http://www.java2s.com/Tutorial/C/0400__stdio.h/0760__tmpnam.htm" text:style-name="Internet_20_link" text:visited-style-name="Visited_20_Internet_20_Link"><text:span text:style-name="T1">tmpnam</text:span></text:a><text:bookmark text:name="fileElementCount306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18.<text:a xlink:type="simple" xlink:href="http://www.java2s.com/Tutorial/C/0400__stdio.h/0360__ftell.htm" text:style-name="Internet_20_link" text:visited-style-name="Visited_20_Internet_20_Link"><text:span text:style-name="T1">ftell</text:span></text:a><text:bookmark text:name="fileElementCount307"/>( 1 ) </text:p>
          </table:table-cell>
          <table:table-cell table:style-name="Table22.A1" office:value-type="string">
            <text:p text:style-name="P1">22.39.<text:a xlink:type="simple" xlink:href="http://www.java2s.com/Tutorial/C/0400__stdio.h/0780__ungetc.htm" text:style-name="Internet_20_link" text:visited-style-name="Visited_20_Internet_20_Link"><text:span text:style-name="T1">ungetc</text:span></text:a><text:bookmark text:name="fileElementCount308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19.<text:a xlink:type="simple" xlink:href="http://www.java2s.com/Tutorial/C/0400__stdio.h/0380__fwrite.htm" text:style-name="Internet_20_link" text:visited-style-name="Visited_20_Internet_20_Link"><text:span text:style-name="T1">fwrite</text:span></text:a><text:bookmark text:name="fileElementCount309"/>( 1 ) </text:p>
          </table:table-cell>
          <table:table-cell table:style-name="Table22.A1" office:value-type="string">
            <text:p text:style-name="P1">22.40.<text:a xlink:type="simple" xlink:href="http://www.java2s.com/Tutorial/C/0400__stdio.h/0800__vprintf-vfprintf-vsprintf-vsnprintf.htm" text:style-name="Internet_20_link" text:visited-style-name="Visited_20_Internet_20_Link"><text:span text:style-name="T1">vprintf vfprintf vsprintf vsnprintf</text:span></text:a><text:bookmark text:name="fileElementCount310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20.<text:a xlink:type="simple" xlink:href="http://www.java2s.com/Tutorial/C/0400__stdio.h/0400__getc.htm" text:style-name="Internet_20_link" text:visited-style-name="Visited_20_Internet_20_Link"><text:span text:style-name="T1">getc</text:span></text:a><text:bookmark text:name="fileElementCount311"/>( 1 ) </text:p>
          </table:table-cell>
          <table:table-cell table:style-name="Table22.A1" office:value-type="string">
            <text:p text:style-name="P1">22.41.<text:a xlink:type="simple" xlink:href="http://www.java2s.com/Tutorial/C/0400__stdio.h/0820__vscanf-vfscanf-vsscanf.htm" text:style-name="Internet_20_link" text:visited-style-name="Visited_20_Internet_20_Link"><text:span text:style-name="T1">vscanf vfscanf vsscanf</text:span></text:a><text:bookmark text:name="fileElementCount312"/>( 1 ) 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1">22.21.<text:a xlink:type="simple" xlink:href="http://www.java2s.com/Tutorial/C/0400__stdio.h/0420__getchar.htm" text:style-name="Internet_20_link" text:visited-style-name="Visited_20_Internet_20_Link"><text:span text:style-name="T1">getchar</text:span></text:a><text:bookmark text:name="fileElementCount313"/>( 1 ) </text:p>
          </table:table-cell>
          <table:table-cell table:style-name="Table22.A1" office:value-type="string">
            <text:p text:style-name="P2"/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table:number-columns-spanned="3" office:value-type="string">
            <text:p text:style-name="P1">23.<text:a xlink:type="simple" xlink:href="http://www.java2s.com/Tutorial/C/0420__stdlib.h/Catalog0420__stdlib.h.htm" text:style-name="Internet_20_link" text:visited-style-name="Visited_20_Internet_20_Link"><text:span text:style-name="T1">stdlib.h</text:span></text:a>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1.<text:a xlink:type="simple" xlink:href="http://www.java2s.com/Tutorial/C/0420__stdlib.h/0020__abort.htm" text:style-name="Internet_20_link" text:visited-style-name="Visited_20_Internet_20_Link"><text:span text:style-name="T1">abort</text:span></text:a><text:bookmark text:name="fileElementCount314"/>( 1 ) </text:p>
          </table:table-cell>
          <table:table-cell table:style-name="Table23.A1" office:value-type="string">
            <text:p text:style-name="P1">23.18.<text:a xlink:type="simple" xlink:href="http://www.java2s.com/Tutorial/C/0420__stdlib.h/0380__lldiv.htm" text:style-name="Internet_20_link" text:visited-style-name="Visited_20_Internet_20_Link"><text:span text:style-name="T1">lldiv</text:span></text:a><text:bookmark text:name="fileElementCount315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2.<text:a xlink:type="simple" xlink:href="http://www.java2s.com/Tutorial/C/0420__stdlib.h/0040__abs.htm" text:style-name="Internet_20_link" text:visited-style-name="Visited_20_Internet_20_Link"><text:span text:style-name="T1">abs</text:span></text:a><text:bookmark text:name="fileElementCount316"/>( 1 ) </text:p>
          </table:table-cell>
          <table:table-cell table:style-name="Table23.A1" office:value-type="string">
            <text:p text:style-name="P1">23.19.<text:a xlink:type="simple" xlink:href="http://www.java2s.com/Tutorial/C/0420__stdlib.h/0400__malloc.htm" text:style-name="Internet_20_link" text:visited-style-name="Visited_20_Internet_20_Link"><text:span text:style-name="T1">malloc</text:span></text:a><text:bookmark text:name="fileElementCount317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3.<text:a xlink:type="simple" xlink:href="http://www.java2s.com/Tutorial/C/0420__stdlib.h/0080__atexit.htm" text:style-name="Internet_20_link" text:visited-style-name="Visited_20_Internet_20_Link"><text:span text:style-name="T1">atexit</text:span></text:a><text:bookmark text:name="fileElementCount318"/>( 1 ) </text:p>
          </table:table-cell>
          <table:table-cell table:style-name="Table23.A1" office:value-type="string">
            <text:p text:style-name="P1">23.20.<text:a xlink:type="simple" xlink:href="http://www.java2s.com/Tutorial/C/0420__stdlib.h/0420__mblen.htm" text:style-name="Internet_20_link" text:visited-style-name="Visited_20_Internet_20_Link"><text:span text:style-name="T1">mblen</text:span></text:a><text:bookmark text:name="fileElementCount319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4.<text:a xlink:type="simple" xlink:href="http://www.java2s.com/Tutorial/C/0420__stdlib.h/0100__atof.htm" text:style-name="Internet_20_link" text:visited-style-name="Visited_20_Internet_20_Link"><text:span text:style-name="T1">atof</text:span></text:a><text:bookmark text:name="fileElementCount320"/>( 1 ) </text:p>
          </table:table-cell>
          <table:table-cell table:style-name="Table23.A1" office:value-type="string">
            <text:p text:style-name="P1">23.21.<text:a xlink:type="simple" xlink:href="http://www.java2s.com/Tutorial/C/0420__stdlib.h/0440__mbstowcs.htm" text:style-name="Internet_20_link" text:visited-style-name="Visited_20_Internet_20_Link"><text:span text:style-name="T1">mbstowcs</text:span></text:a><text:bookmark text:name="fileElementCount321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5.<text:a xlink:type="simple" xlink:href="http://www.java2s.com/Tutorial/C/0420__stdlib.h/0120__atoi.htm" text:style-name="Internet_20_link" text:visited-style-name="Visited_20_Internet_20_Link"><text:span text:style-name="T1">atoi</text:span></text:a><text:bookmark text:name="fileElementCount322"/>( 1 ) </text:p>
          </table:table-cell>
          <table:table-cell table:style-name="Table23.A1" office:value-type="string">
            <text:p text:style-name="P1">23.22.<text:a xlink:type="simple" xlink:href="http://www.java2s.com/Tutorial/C/0420__stdlib.h/0460__mbtowc.htm" text:style-name="Internet_20_link" text:visited-style-name="Visited_20_Internet_20_Link"><text:span text:style-name="T1">mbtowc</text:span></text:a><text:bookmark text:name="fileElementCount323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6.<text:a xlink:type="simple" xlink:href="http://www.java2s.com/Tutorial/C/0420__stdlib.h/0140__atol.htm" text:style-name="Internet_20_link" text:visited-style-name="Visited_20_Internet_20_Link"><text:span text:style-name="T1">atol</text:span></text:a><text:bookmark text:name="fileElementCount324"/>( 1 ) </text:p>
          </table:table-cell>
          <table:table-cell table:style-name="Table23.A1" office:value-type="string">
            <text:p text:style-name="P1">23.23.<text:a xlink:type="simple" xlink:href="http://www.java2s.com/Tutorial/C/0420__stdlib.h/0480__qsort.htm" text:style-name="Internet_20_link" text:visited-style-name="Visited_20_Internet_20_Link"><text:span text:style-name="T1">qsort</text:span></text:a><text:bookmark text:name="fileElementCount325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7.<text:a xlink:type="simple" xlink:href="http://www.java2s.com/Tutorial/C/0420__stdlib.h/0160__atoll.htm" text:style-name="Internet_20_link" text:visited-style-name="Visited_20_Internet_20_Link"><text:span text:style-name="T1">atoll</text:span></text:a><text:bookmark text:name="fileElementCount326"/>( 1 ) </text:p>
          </table:table-cell>
          <table:table-cell table:style-name="Table23.A1" office:value-type="string">
            <text:p text:style-name="P1">23.24.<text:a xlink:type="simple" xlink:href="http://www.java2s.com/Tutorial/C/0420__stdlib.h/0500__rand.htm" text:style-name="Internet_20_link" text:visited-style-name="Visited_20_Internet_20_Link"><text:span text:style-name="T1">rand</text:span></text:a><text:bookmark text:name="fileElementCount327"/>( 2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8.<text:a xlink:type="simple" xlink:href="http://www.java2s.com/Tutorial/C/0420__stdlib.h/0180__bsearch.htm" text:style-name="Internet_20_link" text:visited-style-name="Visited_20_Internet_20_Link"><text:span text:style-name="T1">bsearch</text:span></text:a><text:bookmark text:name="fileElementCount328"/>( 1 ) </text:p>
          </table:table-cell>
          <table:table-cell table:style-name="Table23.A1" office:value-type="string">
            <text:p text:style-name="P1">23.25.<text:a xlink:type="simple" xlink:href="http://www.java2s.com/Tutorial/C/0420__stdlib.h/0520__realloc.htm" text:style-name="Internet_20_link" text:visited-style-name="Visited_20_Internet_20_Link"><text:span text:style-name="T1">realloc</text:span></text:a><text:bookmark text:name="fileElementCount329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9.<text:a xlink:type="simple" xlink:href="http://www.java2s.com/Tutorial/C/0420__stdlib.h/0200__calloc.htm" text:style-name="Internet_20_link" text:visited-style-name="Visited_20_Internet_20_Link"><text:span text:style-name="T1">calloc</text:span></text:a><text:bookmark text:name="fileElementCount330"/>( 1 ) </text:p>
          </table:table-cell>
          <table:table-cell table:style-name="Table23.A1" office:value-type="string">
            <text:p text:style-name="P1">23.26.<text:a xlink:type="simple" xlink:href="http://www.java2s.com/Tutorial/C/0420__stdlib.h/0540__srand.htm" text:style-name="Internet_20_link" text:visited-style-name="Visited_20_Internet_20_Link"><text:span text:style-name="T1">srand</text:span></text:a><text:bookmark text:name="fileElementCount331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10.<text:a xlink:type="simple" xlink:href="http://www.java2s.com/Tutorial/C/0420__stdlib.h/0220__div.htm" text:style-name="Internet_20_link" text:visited-style-name="Visited_20_Internet_20_Link"><text:span text:style-name="T1">div</text:span></text:a><text:bookmark text:name="fileElementCount332"/>( 1 ) </text:p>
          </table:table-cell>
          <table:table-cell table:style-name="Table23.A1" office:value-type="string">
            <text:p text:style-name="P1">23.27.<text:a xlink:type="simple" xlink:href="http://www.java2s.com/Tutorial/C/0420__stdlib.h/0560__strtod.htm" text:style-name="Internet_20_link" text:visited-style-name="Visited_20_Internet_20_Link"><text:span text:style-name="T1">strtod</text:span></text:a><text:bookmark text:name="fileElementCount333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11.<text:a xlink:type="simple" xlink:href="http://www.java2s.com/Tutorial/C/0420__stdlib.h/0240__Exit-2.htm" text:style-name="Internet_20_link" text:visited-style-name="Visited_20_Internet_20_Link"><text:span text:style-name="T1">Exit 2</text:span></text:a><text:bookmark text:name="fileElementCount334"/>( 1 ) </text:p>
          </table:table-cell>
          <table:table-cell table:style-name="Table23.A1" office:value-type="string">
            <text:p text:style-name="P1">23.28.<text:a xlink:type="simple" xlink:href="http://www.java2s.com/Tutorial/C/0420__stdlib.h/0580__strtof.htm" text:style-name="Internet_20_link" text:visited-style-name="Visited_20_Internet_20_Link"><text:span text:style-name="T1">strtof</text:span></text:a><text:bookmark text:name="fileElementCount335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12.<text:a xlink:type="simple" xlink:href="http://www.java2s.com/Tutorial/C/0420__stdlib.h/0260__exit.htm" text:style-name="Internet_20_link" text:visited-style-name="Visited_20_Internet_20_Link"><text:span text:style-name="T1">exit</text:span></text:a><text:bookmark text:name="fileElementCount336"/>( 1 ) </text:p>
          </table:table-cell>
          <table:table-cell table:style-name="Table23.A1" office:value-type="string">
            <text:p text:style-name="P1">23.29.<text:a xlink:type="simple" xlink:href="http://www.java2s.com/Tutorial/C/0420__stdlib.h/0600__strtol.htm" text:style-name="Internet_20_link" text:visited-style-name="Visited_20_Internet_20_Link"><text:span text:style-name="T1">strtol</text:span></text:a><text:bookmark text:name="fileElementCount337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13.<text:a xlink:type="simple" xlink:href="http://www.java2s.com/Tutorial/C/0420__stdlib.h/0280__free.htm" text:style-name="Internet_20_link" text:visited-style-name="Visited_20_Internet_20_Link"><text:span text:style-name="T1">free</text:span></text:a><text:bookmark text:name="fileElementCount338"/>( 1 ) </text:p>
          </table:table-cell>
          <table:table-cell table:style-name="Table23.A1" office:value-type="string">
            <text:p text:style-name="P1">23.30.<text:a xlink:type="simple" xlink:href="http://www.java2s.com/Tutorial/C/0420__stdlib.h/0620__strtold.htm" text:style-name="Internet_20_link" text:visited-style-name="Visited_20_Internet_20_Link"><text:span text:style-name="T1">strtold</text:span></text:a><text:bookmark text:name="fileElementCount339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14.<text:a xlink:type="simple" xlink:href="http://www.java2s.com/Tutorial/C/0420__stdlib.h/0300__getenv.htm" text:style-name="Internet_20_link" text:visited-style-name="Visited_20_Internet_20_Link"><text:span text:style-name="T1">getenv</text:span></text:a><text:bookmark text:name="fileElementCount340"/>( 1 ) </text:p>
          </table:table-cell>
          <table:table-cell table:style-name="Table23.A1" office:value-type="string">
            <text:p text:style-name="P1">23.31.<text:a xlink:type="simple" xlink:href="http://www.java2s.com/Tutorial/C/0420__stdlib.h/0640__strtoll.htm" text:style-name="Internet_20_link" text:visited-style-name="Visited_20_Internet_20_Link"><text:span text:style-name="T1">strtoll</text:span></text:a><text:bookmark text:name="fileElementCount341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15.<text:a xlink:type="simple" xlink:href="http://www.java2s.com/Tutorial/C/0420__stdlib.h/0320__labs.htm" text:style-name="Internet_20_link" text:visited-style-name="Visited_20_Internet_20_Link"><text:span text:style-name="T1">labs</text:span></text:a><text:bookmark text:name="fileElementCount342"/>( 1 ) </text:p>
          </table:table-cell>
          <table:table-cell table:style-name="Table23.A1" office:value-type="string">
            <text:p text:style-name="P1">23.32.<text:a xlink:type="simple" xlink:href="http://www.java2s.com/Tutorial/C/0420__stdlib.h/0660__strtoul.htm" text:style-name="Internet_20_link" text:visited-style-name="Visited_20_Internet_20_Link"><text:span text:style-name="T1">strtoul</text:span></text:a><text:bookmark text:name="fileElementCount343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16.<text:a xlink:type="simple" xlink:href="http://www.java2s.com/Tutorial/C/0420__stdlib.h/0340__ldiv.htm" text:style-name="Internet_20_link" text:visited-style-name="Visited_20_Internet_20_Link"><text:span text:style-name="T1">ldiv</text:span></text:a><text:bookmark text:name="fileElementCount344"/>( 1 ) </text:p>
          </table:table-cell>
          <table:table-cell table:style-name="Table23.A1" office:value-type="string">
            <text:p text:style-name="P1">23.33.<text:a xlink:type="simple" xlink:href="http://www.java2s.com/Tutorial/C/0420__stdlib.h/0680__strtoull.htm" text:style-name="Internet_20_link" text:visited-style-name="Visited_20_Internet_20_Link"><text:span text:style-name="T1">strtoull</text:span></text:a><text:bookmark text:name="fileElementCount345"/>( 1 ) 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1">23.17.<text:a xlink:type="simple" xlink:href="http://www.java2s.com/Tutorial/C/0420__stdlib.h/0360__llabs.htm" text:style-name="Internet_20_link" text:visited-style-name="Visited_20_Internet_20_Link"><text:span text:style-name="T1">llabs</text:span></text:a><text:bookmark text:name="fileElementCount346"/>( 1 ) </text:p>
          </table:table-cell>
          <table:table-cell table:style-name="Table23.A1" office:value-type="string">
            <text:p text:style-name="P1">23.34.<text:a xlink:type="simple" xlink:href="http://www.java2s.com/Tutorial/C/0420__stdlib.h/0700__system.htm" text:style-name="Internet_20_link" text:visited-style-name="Visited_20_Internet_20_Link"><text:span text:style-name="T1">system</text:span></text:a><text:bookmark text:name="fileElementCount347"/>( 1 ) 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table:number-columns-spanned="3" office:value-type="string">
            <text:p text:style-name="P1">24.<text:a xlink:type="simple" xlink:href="http://www.java2s.com/Tutorial/C/0440__string.h/Catalog0440__string.h.htm" text:style-name="Internet_20_link" text:visited-style-name="Visited_20_Internet_20_Link"><text:span text:style-name="T1">string.h</text:span></text:a></text:p>
          </table:table-cell>
          <table:covered-table-cell/>
          <table:covered-table-cell/>
        </table:table-row>
        <table:table-row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1">24.1.<text:a xlink:type="simple" xlink:href="http://www.java2s.com/Tutorial/C/0440__string.h/0020__memchr.htm" text:style-name="Internet_20_link" text:visited-style-name="Visited_20_Internet_20_Link"><text:span text:style-name="T1">memchr</text:span></text:a><text:bookmark text:name="fileElementCount348"/>( 1 ) </text:p>
          </table:table-cell>
          <table:table-cell table:style-name="Table24.A1" office:value-type="string">
            <text:p text:style-name="P1">24.12.<text:a xlink:type="simple" xlink:href="http://www.java2s.com/Tutorial/C/0440__string.h/0240__strerror.htm" text:style-name="Internet_20_link" text:visited-style-name="Visited_20_Internet_20_Link"><text:span text:style-name="T1">strerror</text:span></text:a><text:bookmark text:name="fileElementCount349"/>( 1 ) </text:p>
          </table:table-cell>
        </table:table-row>
        <table:table-row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1">24.2.<text:a xlink:type="simple" xlink:href="http://www.java2s.com/Tutorial/C/0440__string.h/0040__memcmp.htm" text:style-name="Internet_20_link" text:visited-style-name="Visited_20_Internet_20_Link"><text:span text:style-name="T1">memcmp</text:span></text:a><text:bookmark text:name="fileElementCount350"/>( 1 ) </text:p>
          </table:table-cell>
          <table:table-cell table:style-name="Table24.A1" office:value-type="string">
            <text:p text:style-name="P1">24.13.<text:a xlink:type="simple" xlink:href="http://www.java2s.com/Tutorial/C/0440__string.h/0260__strlen.htm" text:style-name="Internet_20_link" text:visited-style-name="Visited_20_Internet_20_Link"><text:span text:style-name="T1">strlen</text:span></text:a><text:bookmark text:name="fileElementCount351"/>( 1 ) </text:p>
          </table:table-cell>
        </table:table-row>
        <table:table-row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1">24.3.<text:a xlink:type="simple" xlink:href="http://www.java2s.com/Tutorial/C/0440__string.h/0060__memcpy.htm" text:style-name="Internet_20_link" text:visited-style-name="Visited_20_Internet_20_Link"><text:span text:style-name="T1">memcpy</text:span></text:a><text:bookmark text:name="fileElementCount352"/>( 1 ) </text:p>
          </table:table-cell>
          <table:table-cell table:style-name="Table24.A1" office:value-type="string">
            <text:p text:style-name="P1">24.14.<text:a xlink:type="simple" xlink:href="http://www.java2s.com/Tutorial/C/0440__string.h/0280__strncat.htm" text:style-name="Internet_20_link" text:visited-style-name="Visited_20_Internet_20_Link"><text:span text:style-name="T1">strncat</text:span></text:a><text:bookmark text:name="fileElementCount353"/>( 2 ) </text:p>
          </table:table-cell>
        </table:table-row>
        <table:table-row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1">24.4.<text:a xlink:type="simple" xlink:href="http://www.java2s.com/Tutorial/C/0440__string.h/0080__memmove.htm" text:style-name="Internet_20_link" text:visited-style-name="Visited_20_Internet_20_Link"><text:span text:style-name="T1">memmove</text:span></text:a><text:bookmark text:name="fileElementCount354"/>( 1 ) </text:p>
          </table:table-cell>
          <table:table-cell table:style-name="Table24.A1" office:value-type="string">
            <text:p text:style-name="P1">24.15.<text:a xlink:type="simple" xlink:href="http://www.java2s.com/Tutorial/C/0440__string.h/0300__strncmp.htm" text:style-name="Internet_20_link" text:visited-style-name="Visited_20_Internet_20_Link"><text:span text:style-name="T1">strncmp</text:span></text:a><text:bookmark text:name="fileElementCount355"/>( 2 ) </text:p>
          </table:table-cell>
        </table:table-row>
        <table:table-row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1">24.5.<text:a xlink:type="simple" xlink:href="http://www.java2s.com/Tutorial/C/0440__string.h/0100__memset.htm" text:style-name="Internet_20_link" text:visited-style-name="Visited_20_Internet_20_Link"><text:span text:style-name="T1">memset</text:span></text:a><text:bookmark text:name="fileElementCount356"/>( 1 ) </text:p>
          </table:table-cell>
          <table:table-cell table:style-name="Table24.A1" office:value-type="string">
            <text:p text:style-name="P1">24.16.<text:a xlink:type="simple" xlink:href="http://www.java2s.com/Tutorial/C/0440__string.h/0320__strncpy.htm" text:style-name="Internet_20_link" text:visited-style-name="Visited_20_Internet_20_Link"><text:span text:style-name="T1">strncpy</text:span></text:a><text:bookmark text:name="fileElementCount357"/>( 1 ) </text:p>
          </table:table-cell>
        </table:table-row>
        <table:table-row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1">24.6.<text:a xlink:type="simple" xlink:href="http://www.java2s.com/Tutorial/C/0440__string.h/0120__strcat.htm" text:style-name="Internet_20_link" text:visited-style-name="Visited_20_Internet_20_Link"><text:span text:style-name="T1">strcat</text:span></text:a><text:bookmark text:name="fileElementCount358"/>( 1 ) </text:p>
          </table:table-cell>
          <table:table-cell table:style-name="Table24.A1" office:value-type="string">
            <text:p text:style-name="P1">24.17.<text:a xlink:type="simple" xlink:href="http://www.java2s.com/Tutorial/C/0440__string.h/0340__strpbrk.htm" text:style-name="Internet_20_link" text:visited-style-name="Visited_20_Internet_20_Link"><text:span text:style-name="T1">strpbrk</text:span></text:a><text:bookmark text:name="fileElementCount359"/>( 1 ) </text:p>
          </table:table-cell>
        </table:table-row>
        <table:table-row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1">24.7.<text:a xlink:type="simple" xlink:href="http://www.java2s.com/Tutorial/C/0440__string.h/0140__strchr.htm" text:style-name="Internet_20_link" text:visited-style-name="Visited_20_Internet_20_Link"><text:span text:style-name="T1">strchr</text:span></text:a><text:bookmark text:name="fileElementCount360"/>( 1 ) </text:p>
          </table:table-cell>
          <table:table-cell table:style-name="Table24.A1" office:value-type="string">
            <text:p text:style-name="P1">24.18.<text:a xlink:type="simple" xlink:href="http://www.java2s.com/Tutorial/C/0440__string.h/0360__strrchr.htm" text:style-name="Internet_20_link" text:visited-style-name="Visited_20_Internet_20_Link"><text:span text:style-name="T1">strrchr</text:span></text:a><text:bookmark text:name="fileElementCount361"/>( 2 ) </text:p>
          </table:table-cell>
        </table:table-row>
        <table:table-row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1">24.8.<text:a xlink:type="simple" xlink:href="http://www.java2s.com/Tutorial/C/0440__string.h/0160__strcmp.htm" text:style-name="Internet_20_link" text:visited-style-name="Visited_20_Internet_20_Link"><text:span text:style-name="T1">strcmp</text:span></text:a><text:bookmark text:name="fileElementCount362"/>( 1 ) </text:p>
          </table:table-cell>
          <table:table-cell table:style-name="Table24.A1" office:value-type="string">
            <text:p text:style-name="P1">24.19.<text:a xlink:type="simple" xlink:href="http://www.java2s.com/Tutorial/C/0440__string.h/0380__strspn.htm" text:style-name="Internet_20_link" text:visited-style-name="Visited_20_Internet_20_Link"><text:span text:style-name="T1">strspn</text:span></text:a><text:bookmark text:name="fileElementCount363"/>( 1 ) </text:p>
          </table:table-cell>
        </table:table-row>
        <table:table-row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1">24.9.<text:a xlink:type="simple" xlink:href="http://www.java2s.com/Tutorial/C/0440__string.h/0180__strcoll.htm" text:style-name="Internet_20_link" text:visited-style-name="Visited_20_Internet_20_Link"><text:span text:style-name="T1">strcoll</text:span></text:a><text:bookmark text:name="fileElementCount364"/>( 1 ) </text:p>
          </table:table-cell>
          <table:table-cell table:style-name="Table24.A1" office:value-type="string">
            <text:p text:style-name="P1">24.20.<text:a xlink:type="simple" xlink:href="http://www.java2s.com/Tutorial/C/0440__string.h/0400__strstr.htm" text:style-name="Internet_20_link" text:visited-style-name="Visited_20_Internet_20_Link"><text:span text:style-name="T1">strstr</text:span></text:a><text:bookmark text:name="fileElementCount365"/>( 1 ) </text:p>
          </table:table-cell>
        </table:table-row>
        <table:table-row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1">24.10.<text:a xlink:type="simple" xlink:href="http://www.java2s.com/Tutorial/C/0440__string.h/0200__strcpy.htm" text:style-name="Internet_20_link" text:visited-style-name="Visited_20_Internet_20_Link"><text:span text:style-name="T1">strcpy</text:span></text:a><text:bookmark text:name="fileElementCount366"/>( 1 ) </text:p>
          </table:table-cell>
          <table:table-cell table:style-name="Table24.A1" office:value-type="string">
            <text:p text:style-name="P1">24.21.<text:a xlink:type="simple" xlink:href="http://www.java2s.com/Tutorial/C/0440__string.h/0420__strtok.htm" text:style-name="Internet_20_link" text:visited-style-name="Visited_20_Internet_20_Link"><text:span text:style-name="T1">strtok</text:span></text:a><text:bookmark text:name="fileElementCount367"/>( 1 ) </text:p>
          </table:table-cell>
        </table:table-row>
        <table:table-row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1">24.11.<text:a xlink:type="simple" xlink:href="http://www.java2s.com/Tutorial/C/0440__string.h/0220__strcspn.htm" text:style-name="Internet_20_link" text:visited-style-name="Visited_20_Internet_20_Link"><text:span text:style-name="T1">strcspn</text:span></text:a><text:bookmark text:name="fileElementCount368"/>( 1 ) </text:p>
          </table:table-cell>
          <table:table-cell table:style-name="Table24.A1" office:value-type="string">
            <text:p text:style-name="P1">24.22.<text:a xlink:type="simple" xlink:href="http://www.java2s.com/Tutorial/C/0440__string.h/0440__strxfrm.htm" text:style-name="Internet_20_link" text:visited-style-name="Visited_20_Internet_20_Link"><text:span text:style-name="T1">strxfrm</text:span></text:a><text:bookmark text:name="fileElementCount369"/>( 1 ) 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table:number-columns-spanned="3" office:value-type="string">
            <text:p text:style-name="P1">25.<text:a xlink:type="simple" xlink:href="http://www.java2s.com/Tutorial/C/0460__time.h/Catalog0460__time.h.htm" text:style-name="Internet_20_link" text:visited-style-name="Visited_20_Internet_20_Link"><text:span text:style-name="T1">time.h</text:span></text:a>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1">25.1.<text:a xlink:type="simple" xlink:href="http://www.java2s.com/Tutorial/C/0460__time.h/0019__Introduction.htm" text:style-name="Internet_20_link" text:visited-style-name="Visited_20_Internet_20_Link"><text:span text:style-name="T1">Introduction</text:span></text:a><text:bookmark text:name="fileElementCount370"/>( 1 ) </text:p>
          </table:table-cell>
          <table:table-cell table:style-name="Table25.A1" office:value-type="string">
            <text:p text:style-name="P1">25.7.<text:a xlink:type="simple" xlink:href="http://www.java2s.com/Tutorial/C/0460__time.h/0120__localeconv.htm" text:style-name="Internet_20_link" text:visited-style-name="Visited_20_Internet_20_Link"><text:span text:style-name="T1">localeconv</text:span></text:a><text:bookmark text:name="fileElementCount371"/>( 1 ) </text:p>
          </table:table-cell>
        </table:table-row>
        <table:table-row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1">25.2.<text:a xlink:type="simple" xlink:href="http://www.java2s.com/Tutorial/C/0460__time.h/0020__asctime.htm" text:style-name="Internet_20_link" text:visited-style-name="Visited_20_Internet_20_Link"><text:span text:style-name="T1">asctime</text:span></text:a><text:bookmark text:name="fileElementCount372"/>( 1 ) </text:p>
          </table:table-cell>
          <table:table-cell table:style-name="Table25.A1" office:value-type="string">
            <text:p text:style-name="P1">25.8.<text:a xlink:type="simple" xlink:href="http://www.java2s.com/Tutorial/C/0460__time.h/0140__localtime.htm" text:style-name="Internet_20_link" text:visited-style-name="Visited_20_Internet_20_Link"><text:span text:style-name="T1">localtime</text:span></text:a><text:bookmark text:name="fileElementCount373"/>( 1 ) </text:p>
          </table:table-cell>
        </table:table-row>
        <table:table-row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1">25.3.<text:a xlink:type="simple" xlink:href="http://www.java2s.com/Tutorial/C/0460__time.h/0040__clock.htm" text:style-name="Internet_20_link" text:visited-style-name="Visited_20_Internet_20_Link"><text:span text:style-name="T1">clock</text:span></text:a><text:bookmark text:name="fileElementCount374"/>( 1 ) </text:p>
          </table:table-cell>
          <table:table-cell table:style-name="Table25.A1" office:value-type="string">
            <text:p text:style-name="P1">25.9.<text:a xlink:type="simple" xlink:href="http://www.java2s.com/Tutorial/C/0460__time.h/0160__mktime.htm" text:style-name="Internet_20_link" text:visited-style-name="Visited_20_Internet_20_Link"><text:span text:style-name="T1">mktime</text:span></text:a><text:bookmark text:name="fileElementCount375"/>( 1 ) </text:p>
          </table:table-cell>
        </table:table-row>
        <table:table-row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1">25.4.<text:a xlink:type="simple" xlink:href="http://www.java2s.com/Tutorial/C/0460__time.h/0060__ctime.htm" text:style-name="Internet_20_link" text:visited-style-name="Visited_20_Internet_20_Link"><text:span text:style-name="T1">ctime</text:span></text:a><text:bookmark text:name="fileElementCount376"/>( 1 ) </text:p>
          </table:table-cell>
          <table:table-cell table:style-name="Table25.A1" office:value-type="string">
            <text:p text:style-name="P1">25.10.<text:a xlink:type="simple" xlink:href="http://www.java2s.com/Tutorial/C/0460__time.h/0180__setlocale.htm" text:style-name="Internet_20_link" text:visited-style-name="Visited_20_Internet_20_Link"><text:span text:style-name="T1">setlocale</text:span></text:a><text:bookmark text:name="fileElementCount377"/>( 1 ) </text:p>
          </table:table-cell>
        </table:table-row>
        <table:table-row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1">25.5.<text:a xlink:type="simple" xlink:href="http://www.java2s.com/Tutorial/C/0460__time.h/0080__difftime.htm" text:style-name="Internet_20_link" text:visited-style-name="Visited_20_Internet_20_Link"><text:span text:style-name="T1">difftime</text:span></text:a><text:bookmark text:name="fileElementCount378"/>( 1 ) </text:p>
          </table:table-cell>
          <table:table-cell table:style-name="Table25.A1" office:value-type="string">
            <text:p text:style-name="P1">25.11.<text:a xlink:type="simple" xlink:href="http://www.java2s.com/Tutorial/C/0460__time.h/0200__strftime.htm" text:style-name="Internet_20_link" text:visited-style-name="Visited_20_Internet_20_Link"><text:span text:style-name="T1">strftime</text:span></text:a><text:bookmark text:name="fileElementCount379"/>( 1 ) </text:p>
          </table:table-cell>
        </table:table-row>
        <table:table-row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1">25.6.<text:a xlink:type="simple" xlink:href="http://www.java2s.com/Tutorial/C/0460__time.h/0100__gmtime.htm" text:style-name="Internet_20_link" text:visited-style-name="Visited_20_Internet_20_Link"><text:span text:style-name="T1">gmtime</text:span></text:a><text:bookmark text:name="fileElementCount380"/>( 1 ) </text:p>
          </table:table-cell>
          <table:table-cell table:style-name="Table25.A1" office:value-type="string">
            <text:p text:style-name="P1">25.12.<text:a xlink:type="simple" xlink:href="http://www.java2s.com/Tutorial/C/0460__time.h/0220__time.htm" text:style-name="Internet_20_link" text:visited-style-name="Visited_20_Internet_20_Link"><text:span text:style-name="T1">time</text:span></text:a><text:bookmark text:name="fileElementCount381"/>( 1 ) 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table:number-columns-spanned="3" office:value-type="string">
            <text:p text:style-name="P1">26.<text:a xlink:type="simple" xlink:href="http://www.java2s.com/Tutorial/C/0480__wctype.h/Catalog0480__wctype.h.htm" text:style-name="Internet_20_link" text:visited-style-name="Visited_20_Internet_20_Link"><text:span text:style-name="T1">wctype.h</text:span></text:a>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1">26.1.<text:a xlink:type="simple" xlink:href="http://www.java2s.com/Tutorial/C/0480__wctype.h/0020__iswalnum.htm" text:style-name="Internet_20_link" text:visited-style-name="Visited_20_Internet_20_Link"><text:span text:style-name="T1">iswalnum</text:span></text:a><text:bookmark text:name="fileElementCount382"/>( 1 ) </text:p>
          </table:table-cell>
          <table:table-cell table:style-name="Table26.A1" office:value-type="string">
            <text:p text:style-name="P1">26.8.<text:a xlink:type="simple" xlink:href="http://www.java2s.com/Tutorial/C/0480__wctype.h/0160__iswprint.htm" text:style-name="Internet_20_link" text:visited-style-name="Visited_20_Internet_20_Link"><text:span text:style-name="T1">iswprint</text:span></text:a><text:bookmark text:name="fileElementCount383"/>( 1 ) </text:p>
          </table:table-cell>
        </table:table-row>
        <table:table-row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1">26.2.<text:a xlink:type="simple" xlink:href="http://www.java2s.com/Tutorial/C/0480__wctype.h/0040__iswalpha.htm" text:style-name="Internet_20_link" text:visited-style-name="Visited_20_Internet_20_Link"><text:span text:style-name="T1">iswalpha</text:span></text:a><text:bookmark text:name="fileElementCount384"/>( 1 ) </text:p>
          </table:table-cell>
          <table:table-cell table:style-name="Table26.A1" office:value-type="string">
            <text:p text:style-name="P1">26.9.<text:a xlink:type="simple" xlink:href="http://www.java2s.com/Tutorial/C/0480__wctype.h/0180__iswpunct.htm" text:style-name="Internet_20_link" text:visited-style-name="Visited_20_Internet_20_Link"><text:span text:style-name="T1">iswpunct</text:span></text:a><text:bookmark text:name="fileElementCount385"/>( 1 ) </text:p>
          </table:table-cell>
        </table:table-row>
        <table:table-row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1">26.3.<text:a xlink:type="simple" xlink:href="http://www.java2s.com/Tutorial/C/0480__wctype.h/0060__iswblank.htm" text:style-name="Internet_20_link" text:visited-style-name="Visited_20_Internet_20_Link"><text:span text:style-name="T1">iswblank</text:span></text:a><text:bookmark text:name="fileElementCount386"/>( 1 ) </text:p>
          </table:table-cell>
          <table:table-cell table:style-name="Table26.A1" office:value-type="string">
            <text:p text:style-name="P1">26.10.<text:a xlink:type="simple" xlink:href="http://www.java2s.com/Tutorial/C/0480__wctype.h/0200__iswspace.htm" text:style-name="Internet_20_link" text:visited-style-name="Visited_20_Internet_20_Link"><text:span text:style-name="T1">iswspace</text:span></text:a><text:bookmark text:name="fileElementCount387"/>( 1 ) </text:p>
          </table:table-cell>
        </table:table-row>
        <table:table-row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1">26.4.<text:a xlink:type="simple" xlink:href="http://www.java2s.com/Tutorial/C/0480__wctype.h/0080__iswcntrl.htm" text:style-name="Internet_20_link" text:visited-style-name="Visited_20_Internet_20_Link"><text:span text:style-name="T1">iswcntrl</text:span></text:a><text:bookmark text:name="fileElementCount388"/>( 1 ) </text:p>
          </table:table-cell>
          <table:table-cell table:style-name="Table26.A1" office:value-type="string">
            <text:p text:style-name="P1">26.11.<text:a xlink:type="simple" xlink:href="http://www.java2s.com/Tutorial/C/0480__wctype.h/0220__iswupper.htm" text:style-name="Internet_20_link" text:visited-style-name="Visited_20_Internet_20_Link"><text:span text:style-name="T1">iswupper</text:span></text:a><text:bookmark text:name="fileElementCount389"/>( 1 ) </text:p>
          </table:table-cell>
        </table:table-row>
        <table:table-row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1">26.5.<text:a xlink:type="simple" xlink:href="http://www.java2s.com/Tutorial/C/0480__wctype.h/0100__iswdigit.htm" text:style-name="Internet_20_link" text:visited-style-name="Visited_20_Internet_20_Link"><text:span text:style-name="T1">iswdigit</text:span></text:a><text:bookmark text:name="fileElementCount390"/>( 1 ) </text:p>
          </table:table-cell>
          <table:table-cell table:style-name="Table26.A1" office:value-type="string">
            <text:p text:style-name="P1">26.12.<text:a xlink:type="simple" xlink:href="http://www.java2s.com/Tutorial/C/0480__wctype.h/0240__iswxdigit.htm" text:style-name="Internet_20_link" text:visited-style-name="Visited_20_Internet_20_Link"><text:span text:style-name="T1">iswxdigit</text:span></text:a><text:bookmark text:name="fileElementCount391"/>( 1 ) </text:p>
          </table:table-cell>
        </table:table-row>
        <table:table-row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1">26.6.<text:a xlink:type="simple" xlink:href="http://www.java2s.com/Tutorial/C/0480__wctype.h/0120__iswgraph.htm" text:style-name="Internet_20_link" text:visited-style-name="Visited_20_Internet_20_Link"><text:span text:style-name="T1">iswgraph</text:span></text:a><text:bookmark text:name="fileElementCount392"/>( 1 ) </text:p>
          </table:table-cell>
          <table:table-cell table:style-name="Table26.A1" office:value-type="string">
            <text:p text:style-name="P1">26.13.<text:a xlink:type="simple" xlink:href="http://www.java2s.com/Tutorial/C/0480__wctype.h/0260__towlower.htm" text:style-name="Internet_20_link" text:visited-style-name="Visited_20_Internet_20_Link"><text:span text:style-name="T1">towlower</text:span></text:a><text:bookmark text:name="fileElementCount393"/>( 1 ) </text:p>
          </table:table-cell>
        </table:table-row>
        <table:table-row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1">26.7.<text:a xlink:type="simple" xlink:href="http://www.java2s.com/Tutorial/C/0480__wctype.h/0140__iswlower.htm" text:style-name="Internet_20_link" text:visited-style-name="Visited_20_Internet_20_Link"><text:span text:style-name="T1">iswlower</text:span></text:a><text:bookmark text:name="fileElementCount394"/>( 1 ) </text:p>
          </table:table-cell>
          <table:table-cell table:style-name="Table26.C8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048cm" fo:margin-bottom="0cm" fo:margin-left="0.554cm" fo:margin-right="0.84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2:42:43.246279319</meta:creation-date>
    <meta:print-date>2015-05-07T12:43:25.735347800</meta:print-date>
    <dc:date>2015-05-07T12:44:51.814409260</dc:date>
    <meta:editing-duration>PT2M8S</meta:editing-duration>
    <meta:editing-cycles>1</meta:editing-cycles>
    <meta:document-statistic meta:table-count="26" meta:image-count="0" meta:object-count="0" meta:page-count="4" meta:paragraph-count="421" meta:word-count="1415" meta:character-count="8618" meta:non-whitespace-character-count="7229"/>
    <meta:generator>LibreOffice/4.3.5.2$Linux_X86_64 LibreOffice_project/3a87456aaa6a95c63eea1c1b3201acedf0751bd5</meta:generator>
  </office:meta>
</office:document-meta>
</file>